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Frutiger Light Condensed" svg:font-family="'Frutiger Light Condensed'" style:font-family-generic="swiss" style:font-pitch="variable"/>
    <style:font-face style:name="Helvetica Condensed" svg:font-family="'Helvetica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ight Condensed" fo:font-size="10pt" fo:font-style="normal" fo:text-shadow="none" style:text-underline-style="none" fo:font-weight="normal" style:font-size-asian="10pt" style:font-style-asian="normal" style:font-weight-asian="normal" style:font-name-complex="Helvetica Condensed" style:font-size-complex="10pt" style:font-style-complex="normal" style:font-weight-complex="normal"/>
      <style:map style:condition="is-true-formula(IF(MONTH(DATEVALUE([.$AY4]&amp;-YEAR(NOW())))=MONTH(TODAY())))" style:apply-style-name="aktueller_20_Monat_20_rechtsbündig" style:base-cell-address="Sheet1.B4"/>
    </style:style>
    <style:style style:name="ce2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Frutiger Light Condensed" fo:font-size="10pt" fo:font-style="normal" fo:text-shadow="none" style:text-underline-style="none" fo:font-weight="normal" style:font-size-asian="10pt" style:font-style-asian="normal" style:font-weight-asian="normal" style:font-name-complex="Helvetica Condensed" style:font-size-complex="10pt" style:font-style-complex="normal" style:font-weight-complex="normal"/>
      <style:map style:condition="is-true-formula(IF(MONTH(DATEVALUE([.$AY4]&amp;-YEAR(NOW())))=MONTH(TODAY())))" style:apply-style-name="aktueller_20_Monat_20_rechtsbündig" style:base-cell-address="Sheet1.B4"/>
    </style:style>
    <style:style style:name="ce3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Frutiger Light Condensed" fo:font-size="10pt" fo:font-style="normal" fo:text-shadow="none" style:text-underline-style="none" fo:font-weight="normal" style:font-size-asian="10pt" style:font-style-asian="normal" style:font-weight-asian="normal" style:font-name-complex="Helvetica Condensed" style:font-size-complex="10pt" style:font-style-complex="normal" style:font-weight-complex="normal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ff8000" style:font-name="Frutiger Light Condensed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Frutiger Light Condensed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color="#ff8000" style:font-name="Frutiger Light Condensed"/>
    </style:style>
    <style:style style:name="ce13" style:family="table-cell" style:parent-style-name="Default" style:data-style-name="N11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utiger Light Condensed" fo:font-size="10pt" fo:font-style="normal" fo:text-shadow="none" style:text-underline-style="none" fo:font-weight="normal" style:font-size-asian="10pt" style:font-style-asian="normal" style:font-weight-asian="normal" style:font-name-complex="Helvetica Condensed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8000" style:text-outline="false" style:text-line-through-style="none" style:text-line-through-type="none" style:font-name="Frutiger Light Condensed" fo:font-size="10pt" fo:font-style="normal" fo:text-shadow="none" style:text-underline-style="none" fo:font-weight="normal" style:font-size-asian="10pt" style:font-style-asian="normal" style:font-weight-asian="normal" style:font-name-complex="Helvetica Condensed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>
        <table:iteration table:status="enable" table:steps="1000"/>
      </table:calculation-settings>
      <table:table table:name="Sheet1" table:style-name="ta1">
        <table:shapes>
          <draw:frame draw:z-index="0" draw:style-name="gr1" draw:text-style-name="P1" svg:width="15.999cm" svg:height="8.999cm" svg:x="11.39cm" svg:y="1.455cm">
            <draw:object draw:notify-on-update-of-ranges="Sheet1.B4:Sheet1.B15 Sheet1.C4:Sheet1.C15 Sheet1.D4:Sheet1.D15 Sheet1.E4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default-cell-style-name="ce1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Januar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3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Februar</text:p>
          </table:table-cell>
          <table:table-cell office:value-type="currency" office:currency="EUR" office:value="1.1" calcext:value-type="currency">
            <text:p>1,10 €</text:p>
          </table:table-cell>
          <table:table-cell table:style-name="ce8" office:value-type="currency" office:currency="EUR" office:value="1.95" calcext:value-type="currency">
            <text:p>1,95 €</text:p>
          </table:table-cell>
          <table:table-cell office:value-type="currency" office:currency="EUR" office:value="3.05" calcext:value-type="currency">
            <text:p>3,05 €</text:p>
          </table:table-cell>
        </table:table-row>
        <table:table-row table:style-name="ro1">
          <table:table-cell/>
          <table:table-cell office:value-type="string" calcext:value-type="string">
            <text:p>März</text:p>
          </table:table-cell>
          <table:table-cell office:value-type="currency" office:currency="EUR" office:value="1.29" calcext:value-type="currency">
            <text:p>1,2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.29" calcext:value-type="currency">
            <text:p>1,29 €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  <table:table-cell office:value-type="currency" office:currency="EUR" office:value="37.74" calcext:value-type="currency">
            <text:p>37,74 €</text:p>
          </table:table-cell>
          <table:table-cell table:style-name="ce8" office:value-type="currency" office:currency="EUR" office:value="5.26" calcext:value-type="currency">
            <text:p>5,26 €</text:p>
          </table:table-cell>
          <table:table-cell office:value-type="currency" office:currency="EUR" office:value="43" calcext:value-type="currency">
            <text:p>43,00 €</text:p>
          </table:table-cell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office:value-type="currency" office:currency="EUR" office:value="34.25" calcext:value-type="currency">
            <text:p>34,25 €</text:p>
          </table:table-cell>
          <table:table-cell table:style-name="ce8" office:value-type="currency" office:currency="EUR" office:value="48.58" calcext:value-type="currency">
            <text:p>48,58 €</text:p>
          </table:table-cell>
          <table:table-cell office:value-type="currency" office:currency="EUR" office:value="82.83" calcext:value-type="currency">
            <text:p>82,83 €</text:p>
          </table:table-cell>
        </table:table-row>
        <table:table-row table:style-name="ro1">
          <table:table-cell/>
          <table:table-cell office:value-type="string" calcext:value-type="string">
            <text:p>Juni</text:p>
          </table:table-cell>
          <table:table-cell office:value-type="currency" office:currency="EUR" office:value="21.72" calcext:value-type="currency">
            <text:p>21,72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1.72" calcext:value-type="currency">
            <text:p>21,72 €</text:p>
          </table:table-cell>
        </table:table-row>
        <table:table-row table:style-name="ro1">
          <table:table-cell/>
          <table:table-cell table:style-name="ce2" office:value-type="string" calcext:value-type="string">
            <text:p>Juli</text:p>
          </table:table-cell>
          <table:table-cell table:style-name="ce5" office:value-type="currency" office:currency="EUR" office:value="73.26" calcext:value-type="currency">
            <text:p>73,26 €</text:p>
          </table:table-cell>
          <table:table-cell table:style-name="ce10" office:value-type="currency" office:currency="EUR" office:value="37.18" calcext:value-type="currency">
            <text:p>37,18 €</text:p>
          </table:table-cell>
          <table:table-cell office:value-type="currency" office:currency="EUR" office:value="110.44" calcext:value-type="currency">
            <text:p>110,44 €</text:p>
          </table:table-cell>
        </table:table-row>
        <table:table-row table:style-name="ro1">
          <table:table-cell/>
          <table:table-cell table:style-name="ce2" office:value-type="string" calcext:value-type="string">
            <text:p>August</text:p>
          </table:table-cell>
          <table:table-cell table:style-name="ce6" office:value-type="currency" office:currency="EUR" office:value="9.95" calcext:value-type="currency">
            <text:p>9,95 €</text:p>
          </table:table-cell>
          <table:table-cell table:style-name="ce11" office:value-type="currency" office:currency="EUR" office:value="105.03" calcext:value-type="currency">
            <text:p>105,03 €</text:p>
          </table:table-cell>
          <table:table-cell office:value-type="currency" office:currency="EUR" office:value="114.98" calcext:value-type="currency">
            <text:p>114,98 €</text:p>
          </table:table-cell>
        </table:table-row>
        <table:table-row table:style-name="ro1">
          <table:table-cell/>
          <table:table-cell table:style-name="ce2" office:value-type="string" calcext:value-type="string">
            <text:p>September</text:p>
          </table:table-cell>
          <table:table-cell table:style-name="ce7" office:value-type="currency" office:currency="EUR" office:value="4.6" calcext:value-type="currency">
            <text:p>4,60 €</text:p>
          </table:table-cell>
          <table:table-cell table:style-name="ce12" office:value-type="currency" office:currency="EUR" office:value="88.13" calcext:value-type="currency">
            <text:p>88,13 €</text:p>
          </table:table-cell>
          <table:table-cell table:style-name="ce14" office:value-type="currency" office:currency="EUR" office:value="92.73" calcext:value-type="currency">
            <text:p>92,73 €</text:p>
          </table:table-cell>
        </table:table-row>
        <table:table-row table:style-name="ro1">
          <table:table-cell/>
          <table:table-cell table:style-name="ce2" office:value-type="string" calcext:value-type="string">
            <text:p>Oktober</text:p>
          </table:table-cell>
          <table:table-cell table:style-name="ce3" office:value-type="currency" office:currency="EUR" office:value="29.5" calcext:value-type="currency">
            <text:p>29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3" office:value-type="currency" office:currency="EUR" office:value="29.5" calcext:value-type="currency">
            <text:p>29,50 €</text:p>
          </table:table-cell>
        </table:table-row>
        <table:table-row table:style-name="ro1">
          <table:table-cell/>
          <table:table-cell table:style-name="ce2" office:value-type="string" calcext:value-type="string">
            <text:p>November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office:value-type="currency" office:currency="EUR" office:value="81.25" calcext:value-type="currency">
            <text:p>81,25 €</text:p>
          </table:table-cell>
          <table:table-cell table:style-name="ce3" office:value-type="currency" office:currency="EUR" office:value="81.25" calcext:value-type="currency">
            <text:p>81,25 €</text:p>
          </table:table-cell>
        </table:table-row>
        <table:table-row table:style-name="ro1">
          <table:table-cell/>
          <table:table-cell table:style-name="ce2" office:value-type="string" calcext:value-type="string">
            <text:p>Dezember</text:p>
          </table:table-cell>
          <table:table-cell table:style-name="ce3" office:value-type="currency" office:currency="EUR" office:value="223.68" calcext:value-type="currency">
            <text:p>223,68 €</text:p>
          </table:table-cell>
          <table:table-cell office:value-type="currency" office:currency="EUR" office:value="88.83" calcext:value-type="currency">
            <text:p>88,83 €</text:p>
          </table:table-cell>
          <table:table-cell table:style-name="ce3" office:value-type="currency" office:currency="EUR" office:value="312.51" calcext:value-type="currency">
            <text:p>312,51 €</text:p>
          </table:table-cell>
        </table:table-row>
        <calcext:conditional-formats>
          <calcext:conditional-format calcext:target-range-address="Sheet1.D7:Sheet1.D8 Sheet1.D12:Sheet1.D12 Sheet1.D5:Sheet1.D5">
            <calcext:date-is calcext:style="Good" calcext:date="today"/>
          </calcext:conditional-format>
          <calcext:conditional-format calcext:target-range-address="Sheet1.D7:Sheet1.D8 Sheet1.D12:Sheet1.D12 Sheet1.D5:Sheet1.D5">
            <calcext:date-is calcext:style="Good" calcext:date="today"/>
          </calcext:conditional-format>
          <calcext:conditional-format calcext:target-range-address="Sheet1.D7:Sheet1.D8 Sheet1.D12:Sheet1.D12 Sheet1.D5:Sheet1.D5">
            <calcext:date-is calcext:style="Good" calcext:date="today"/>
          </calcext:conditional-format>
          <calcext:conditional-format calcext:target-range-address="Sheet1.D7:Sheet1.D8 Sheet1.D12:Sheet1.D12 Sheet1.D5:Sheet1.D5">
            <calcext:date-is calcext:style="Good" calcext:date="today"/>
          </calcext:conditional-format>
          <calcext:conditional-format calcext:target-range-address="Sheet1.B4:Sheet1.B15">
            <calcext:condition calcext:apply-style-name="aktueller Monat rechtsbündig" calcext:value="formula-is(IF(MONTH(DATEVALUE([.$AY4]&amp;-YEAR(NOW())))=MONTH(TODAY())))" calcext:base-cell-address="Sheet1.B4"/>
          </calcext:conditional-format>
          <calcext:conditional-format calcext:target-range-address="Sheet1.C12:Sheet1.C12 Sheet1.C5:Sheet1.C9">
            <calcext:date-is calcext:style="Good" calcext:date="today"/>
          </calcext:conditional-format>
          <calcext:conditional-format calcext:target-range-address="Sheet1.C12:Sheet1.C12 Sheet1.C5:Sheet1.C9">
            <calcext:date-is calcext:style="Good" calcext:date="today"/>
          </calcext:conditional-format>
          <calcext:conditional-format calcext:target-range-address="Sheet1.C12:Sheet1.C12 Sheet1.C5:Sheet1.C9">
            <calcext:date-is calcext:style="Good" calcext:date="today"/>
          </calcext:conditional-format>
          <calcext:conditional-format calcext:target-range-address="Sheet1.C12:Sheet1.C12 Sheet1.C5:Sheet1.C9">
            <calcext:date-is calcext:style="Good" calcext:date="today"/>
          </calcext:conditional-format>
          <calcext:conditional-format calcext:target-range-address="Sheet1.D10:Sheet1.D10">
            <calcext:date-is calcext:style="Good" calcext:date="today"/>
          </calcext:conditional-format>
          <calcext:conditional-format calcext:target-range-address="Sheet1.D10:Sheet1.D10">
            <calcext:date-is calcext:style="Good" calcext:date="today"/>
          </calcext:conditional-format>
          <calcext:conditional-format calcext:target-range-address="Sheet1.D10:Sheet1.D10">
            <calcext:date-is calcext:style="Good" calcext:date="today"/>
          </calcext:conditional-format>
          <calcext:conditional-format calcext:target-range-address="Sheet1.D10:Sheet1.D10">
            <calcext:date-is calcext:style="Good" calcext:date="today"/>
          </calcext:conditional-format>
          <calcext:conditional-format calcext:target-range-address="Sheet1.C10:Sheet1.C10">
            <calcext:date-is calcext:style="Good" calcext:date="today"/>
          </calcext:conditional-format>
          <calcext:conditional-format calcext:target-range-address="Sheet1.C10:Sheet1.C10">
            <calcext:date-is calcext:style="Good" calcext:date="today"/>
          </calcext:conditional-format>
          <calcext:conditional-format calcext:target-range-address="Sheet1.C10:Sheet1.C10">
            <calcext:date-is calcext:style="Good" calcext:date="today"/>
          </calcext:conditional-format>
          <calcext:conditional-format calcext:target-range-address="Sheet1.C10:Sheet1.C10">
            <calcext:date-is calcext:style="Good" calcext:date="today"/>
          </calcext:conditional-format>
          <calcext:conditional-format calcext:target-range-address="Sheet1.D11:Sheet1.D11">
            <calcext:date-is calcext:style="Good" calcext:date="today"/>
          </calcext:conditional-format>
          <calcext:conditional-format calcext:target-range-address="Sheet1.D11:Sheet1.D11">
            <calcext:date-is calcext:style="Good" calcext:date="today"/>
          </calcext:conditional-format>
          <calcext:conditional-format calcext:target-range-address="Sheet1.D11:Sheet1.D11">
            <calcext:date-is calcext:style="Good" calcext:date="today"/>
          </calcext:conditional-format>
          <calcext:conditional-format calcext:target-range-address="Sheet1.D11:Sheet1.D11">
            <calcext:date-is calcext:style="Good" calcext:date="today"/>
          </calcext:conditional-format>
          <calcext:conditional-format calcext:target-range-address="Sheet1.C11:Sheet1.C11">
            <calcext:date-is calcext:style="Good" calcext:date="today"/>
          </calcext:conditional-format>
          <calcext:conditional-format calcext:target-range-address="Sheet1.C11:Sheet1.C11">
            <calcext:date-is calcext:style="Good" calcext:date="today"/>
          </calcext:conditional-format>
          <calcext:conditional-format calcext:target-range-address="Sheet1.C11:Sheet1.C11">
            <calcext:date-is calcext:style="Good" calcext:date="today"/>
          </calcext:conditional-format>
          <calcext:conditional-format calcext:target-range-address="Sheet1.C11:Sheet1.C11">
            <calcext:date-is calcext:style="Good" calcext:date="today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Frutiger Light Condensed" svg:font-family="'Frutiger Light Condensed'" style:font-family-generic="swiss" style:font-pitch="variable"/>
    <style:font-face style:name="Helvetica Condensed" svg:font-family="'Helvetica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OK</number:text>
    </number:number-style>
    <number:number-style style:name="N121">
      <number:text>nur noch </number:text>
      <number:number number:decimal-places="0" number:min-decimal-places="0" number:min-integer-digits="1"/>
      <number:text> Arbeitstag</number:text>
    </number:number-style>
    <number:number-style style:name="N122">
      <number:text>noch </number:text>
      <number:number number:decimal-places="0" number:min-decimal-places="0" number:min-integer-digits="1"/>
      <number:text> Arbeitstage</number:text>
    </number:number-style>
    <number:number-style style:name="N123">
      <number:text>nur noch </number:text>
      <number:number number:decimal-places="0" number:min-decimal-places="0" number:min-integer-digits="1"/>
      <number:text> Arbeitstage</number:text>
    </number:number-style>
    <number:number-style style:name="N124">
      <number:number number:decimal-places="0" number:min-decimal-places="0" number:min-integer-digits="1"/>
      <number:text> Arbeitstage</number:text>
    </number:number-style>
    <number:number-style style:name="N125">
      <number:text>noch </number:text>
      <number:number number:decimal-places="0" number:min-decimal-places="0" number:min-integer-digits="1"/>
      <number:text> Kalendertage inkl.</number:text>
    </number:number-style>
    <number:number-style style:name="N126">
      <number:text>nur noch </number:text>
      <number:number number:decimal-places="0" number:min-decimal-places="0" number:min-integer-digits="1"/>
      <number:text> Kalendertage</number:text>
    </number:number-style>
    <number:number-style style:name="N127">
      <number:text>nur noch </number:text>
      <number:number number:decimal-places="0" number:min-decimal-places="0" number:min-integer-digits="1"/>
      <number:text> Kalendertag</number:text>
    </number:number-style>
    <number:number-style style:name="N128">
      <number:number number:decimal-places="0" number:min-decimal-places="0" number:min-integer-digits="1"/>
      <number:text> Kalendertage</number:text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 number:title="Benutzerdefiniert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0" number:title="Benutzerdefiniert">
      <number:number number:decimal-places="1" number:min-decimal-places="1" number:min-integer-digits="1"/>
    </number:number-style>
    <number:number-style style:name="N131">
      <number:number number:decimal-places="1" number:min-decimal-places="1" number:min-integer-digits="1" number:grouping="true"/>
    </number:number-style>
    <number:number-style style:name="N132P0" style:volatile="true">
      <number:number number:decimal-places="1" number:min-decimal-places="1" number:min-integer-digits="1" number:grouping="true"/>
    </number:number-style>
    <number:number-style style:name="N132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32P0"/>
    </number:number-style>
    <number:percentage-style style:name="N134P0" style:volatile="true">
      <number:number number:decimal-places="2" number:min-decimal-places="2" number:min-integer-digits="1" number:grouping="true"/>
      <number:text loext:blank-width-char="i"> % Trinkgelder</number:text>
    </number:percentage-style>
    <number:percentage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i"> % Trinkgelder</number:text>
      <style:map style:condition="value()&gt;=0" style:apply-style-name="N134P0"/>
    </number:percentage-style>
    <number:percentage-style style:name="N135">
      <number:number number:decimal-places="2" number:min-decimal-places="2" number:min-integer-digits="1"/>
      <number:text loext:blank-width-char="i"> %</number:text>
    </number:percentage-style>
    <number:date-style style:name="N136">
      <number:text>bis </number:text>
      <number:day-of-week/>
      <number:text> </number:text>
      <number:day number:style="long"/>
      <number:text>. </number:text>
      <number:month number:textual="true"/>
    </number:date-style>
    <number:percentage-style style:name="N137">
      <number:number number:decimal-places="0" number:min-decimal-places="0" number:min-integer-digits="1"/>
      <number:text>%</number:text>
    </number:percentage-style>
    <number:number-style style:name="N138">
      <number:text>Kaufen!</number:text>
    </number:number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3" number:min-decimal-places="3" number:min-integer-digits="1"/>
      <number:text loext:blank-width-char="i"> %</number:text>
    </number:percentage-style>
    <number:percentage-style style:name="N144">
      <number:number number:decimal-places="3" number:min-decimal-places="3" number:min-integer-digits="1"/>
      <number:text loext:blank-width-char="i"> %/y/oz</number:text>
    </number:percentage-style>
    <number:currency-style style:name="N146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percentage-style style:name="N147">
      <number:number number:decimal-places="2" number:min-decimal-places="2" number:min-integer-digits="1"/>
      <number:text loext:blank-width-char="i"> %/y/oz</number:text>
    </number:percentage-style>
    <number:currency-style style:name="N149P0" style:volatile="true">
      <number:number number:decimal-places="6" number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date-style style:name="N150">
      <number:text>bis </number:text>
      <number:day number:style="long"/>
      <number:text>. </number:text>
      <number:month number:textual="true"/>
    </number:date-style>
    <number:number-style style:name="N151">
      <number:number number:decimal-places="2" number:min-decimal-places="2" number:min-integer-digits="1"/>
      <number:text loext:blank-width-char="i"> _i Trinkgelder</number:text>
    </number:number-style>
    <number:number-style style:name="N152">
      <number:text>nur noch </number:text>
      <number:number number:decimal-places="0" number:min-decimal-places="0" number:min-integer-digits="1"/>
      <number:text> Kalendertag inkl.</number:text>
    </number:number-style>
    <number:number-style style:name="N153">
      <number:text>nur noch </number:text>
      <number:number number:decimal-places="0" number:min-decimal-places="0" number:min-integer-digits="1"/>
      <number:text> Kalendertage inkl.</number:text>
    </number:number-style>
    <number:number-style style:name="N154">
      <number:number number:decimal-places="0" number:min-decimal-places="0" number:min-integer-digits="1"/>
      <number:text> Kalendertage inkl.</number:text>
    </number:number-style>
    <number:number-style style:name="N155">
      <number:number number:decimal-places="0" number:min-decimal-places="0" number:min-integer-digits="1"/>
      <number:text> Tage</number:text>
    </number:number-style>
    <number:number-style style:name="N156">
      <number:number number:decimal-places="0" number:min-decimal-places="0" number:min-integer-digits="1"/>
      <number:text> Tag</number:text>
    </number:number-style>
    <number:number-style style:name="N157">
      <number:number number:decimal-places="0" number:min-decimal-places="0" number:min-integer-digits="1"/>
      <number:text> Arbeitstage und</number:text>
    </number:number-style>
    <number:number-style style:name="N158">
      <number:number number:decimal-places="0" number:min-decimal-places="0" number:min-integer-digits="1"/>
      <number:text> Arbeitstag und</number:text>
    </number:number-style>
    <number:number-style style:name="N159" number:title="Benutzerdefiniert">
      <number:number number:decimal-places="1" number:min-decimal-places="1" number:min-integer-digits="1"/>
      <number:text> d</number:text>
    </number:number-style>
    <number:currency-style style:name="N161P0" style:volatile="true">
      <number:text>∆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" number:title="Benutzerdefiniert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number-style style:name="N162P0" style:volatile="true">
      <number:number number:decimal-places="1" number:min-decimal-places="1" number:min-integer-digits="1"/>
      <number:text> d</number:text>
    </number:number-style>
    <number:number-style style:name="N162" number:title="Benutzerdefiniert">
      <style:text-properties fo:color="#ff0000"/>
      <number:text>-</number:text>
      <number:number number:decimal-places="1" number:min-decimal-places="1" number:min-integer-digits="1"/>
      <number:text> d</number:text>
      <style:map style:condition="value()&gt;=0" style:apply-style-name="N162P0"/>
    </number:number-style>
    <number:percentage-style style:name="N163">
      <number:number number:decimal-places="11" number:min-decimal-places="11" number:min-integer-digits="1"/>
      <number:text> %</number:text>
    </number:percentage-style>
    <number:time-style style:name="N164">
      <number:hours number:style="long"/>
      <number:text>:</number:text>
      <number:minutes number:style="long"/>
      <number:text> Ende</number:text>
    </number:time-style>
    <number:percentage-style style:name="N165">
      <number:number number:decimal-places="10" number:min-decimal-places="10" number:min-integer-digits="1"/>
      <number:text> %</number:text>
    </number:percentage-style>
    <number:time-style style:name="N166">
      <number:minutes number:style="long"/>
      <number:text>:</number:text>
      <number:seconds number:style="long"/>
    </number:time-style>
    <number:number-style style:name="N167">
      <number:number number:decimal-places="3" number:min-decimal-places="3" number:min-integer-digits="1"/>
    </number:number-style>
    <number:number-style style:name="N168">
      <number:number number:decimal-places="2" number:min-decimal-places="2" number:min-integer-digits="1"/>
      <number:text> Wochen</number:text>
    </number:number-style>
    <number:time-style style:name="N169" number:title="Benutzerdefiniert" number:truncate-on-overflow="false">
      <number:hours number:style="long"/>
      <number:text>:</number:text>
      <number:minutes number:style="long"/>
    </number:time-style>
    <number:number-style style:name="N170">
      <number:number number:decimal-places="15" number:min-decimal-places="15" number:min-integer-digits="1"/>
    </number:number-style>
    <number:number-style style:name="N171P0" style:volatile="true">
      <number:number number:decimal-places="2" number:min-decimal-places="2" number:min-integer-digits="1"/>
    </number:number-style>
    <number:number-style style:name="N171">
      <style:text-properties fo:color="#ff0000"/>
      <number:text>-</number:text>
      <number:number number:decimal-places="2" number:min-decimal-places="2" number:min-integer-digits="1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/>
    </number:number-style>
    <number:number-style style:name="N172">
      <style:text-properties fo:color="#ff0000"/>
      <number:text>-</number:text>
      <number:number number:decimal-places="2" number:min-decimal-places="2" number:min-integer-digits="1"/>
      <number:text> h</number:text>
      <style:map style:condition="value()&gt;=0" style:apply-style-name="N172P0"/>
    </number:number-style>
    <number:number-style style:name="N173">
      <number:number number:decimal-places="1" number:min-decimal-places="1" number:min-integer-digits="1"/>
      <number:text> Wochen</number:text>
    </number:number-style>
    <number:percentage-style style:name="N174">
      <number:text>Ø </number:text>
      <number:number number:decimal-places="2" number:min-decimal-places="2" number:min-integer-digits="1"/>
      <number:text> %</number:text>
    </number:percentage-style>
    <number:currency-style style:name="N176P0" style:volatile="true">
      <number:number number:decimal-places="14" number:min-decimal-places="14" number:min-integer-digits="1" number:grouping="true"/>
      <number:text> </number:text>
      <number:currency-symbol number:language="de" number:country="DE">€</number:currency-symbol>
    </number:currency-style>
    <number:currency-style style:name="N176">
      <style:text-properties fo:color="#ff0000"/>
      <number:text>-</number:text>
      <number:number number:decimal-places="14" number:min-decimal-places="14" number:min-integer-digits="1" number:grouping="true"/>
      <number:text> </number:text>
      <number:currency-symbol number:language="de" number:country="DE">€</number:currency-symbol>
      <style:map style:condition="value()&gt;=0" style:apply-style-name="N176P0"/>
    </number:currency-style>
    <number:time-style style:name="N177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177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177P0"/>
    </number:time-style>
    <number:number-style style:name="N178">
      <number:number number:decimal-places="6" number:min-decimal-places="6" number:min-integer-digits="1"/>
    </number:number-style>
    <number:number-style style:name="N179">
      <number:number number:decimal-places="2" number:min-decimal-places="2" number:min-integer-digits="1"/>
      <number:text> d</number:text>
    </number:number-style>
    <number:number-style style:name="N180P0" style:volatile="true">
      <number:number number:decimal-places="2" number:min-decimal-places="2" number:min-integer-digits="1"/>
      <number:text> d</number:text>
    </number:number-style>
    <number:number-style style:name="N180" number:title="Benutzerdefiniert">
      <style:text-properties fo:color="#ff0000"/>
      <number:text>-</number:text>
      <number:number number:decimal-places="2" number:min-decimal-places="2" number:min-integer-digits="1"/>
      <number:text> d</number:text>
      <style:map style:condition="value()&gt;=0" style:apply-style-name="N180P0"/>
    </number:number-style>
    <number:currency-style style:name="N182P0" style:volatile="true"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2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2P0"/>
    </number:currency-style>
    <number:number-style style:name="N183">
      <number:number number:decimal-places="2" number:min-decimal-places="2" number:min-integer-digits="1" number:grouping="true"/>
      <number:text> €/d</number:text>
    </number:number-style>
    <number:percentage-style style:name="N184" number:title="Benutzerdefiniert">
      <number:number number:decimal-places="2" number:min-decimal-places="2" number:min-integer-digits="1"/>
      <number:text> % des Ø GEK</number:text>
    </number:percentage-style>
    <number:number-style style:name="N185">
      <number:number number:decimal-places="0" number:min-decimal-places="0" number:min-integer-digits="1"/>
      <number:text> y</number:text>
    </number:number-style>
    <number:number-style style:name="N186">
      <number:text>~</number:text>
      <number:number number:decimal-places="2" number:min-decimal-places="2" number:min-integer-digits="1"/>
      <number:text> Jahre</number:text>
    </number:number-style>
    <number:currency-style style:name="N188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88" number:title="Benutzerdefiniert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89">
      <number:text>je </number:text>
      <number:number number:decimal-places="0" number:min-decimal-places="0" number:min-integer-digits="1"/>
      <number:text> Tage</number:text>
    </number:number-style>
    <number:currency-style style:name="N191P0" style:volatile="true">
      <number:number number:decimal-places="12" number:min-decimal-places="1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percentage-style style:name="N192">
      <number:number number:decimal-places="2" number:min-decimal-places="2" number:min-integer-digits="1"/>
      <number:text> %-Punkte</number:text>
    </number:percentage-style>
    <number:number-style style:name="N193">
      <number:number number:decimal-places="5" number:min-decimal-places="5" number:min-integer-digits="1"/>
    </number:number-style>
    <number:time-style style:name="N19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9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196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  <style:map style:condition="value()&gt;=0" style:apply-style-name="N196P0"/>
    </number:currency-style>
    <number:currency-style style:name="N198P0" style:volatile="true">
      <number:text>Ø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8">
      <style:text-properties fo:color="#ff0000"/>
      <number:text>Ø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8P0"/>
    </number:currency-style>
    <number:number-style style:name="N199">
      <number:text>plus </number:text>
      <number:number number:decimal-places="0" number:min-decimal-places="0" number:min-integer-digits="1"/>
      <number:text> Grünlas</number:text>
    </number:number-style>
    <number:number-style style:name="N200">
      <number:number number:decimal-places="1" number:min-decimal-places="1" number:min-integer-digits="1"/>
      <number:text> u/m</number:text>
    </number:number-style>
    <number:currency-style style:name="N202P0" style:volatile="tru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202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202P0"/>
    </number:currency-style>
    <number:currency-style style:name="N204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204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204P0"/>
    </number:currency-style>
    <number:time-style style:name="N205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5" number:truncate-on-overflow="false">
      <style:text-properties fo:color="#ff0000"/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205P0"/>
    </number:time-style>
    <number:number-style style:name="N206" number:title="Benutzerdefiniert">
      <number:number number:decimal-places="2" number:min-decimal-places="2" number:min-integer-digits="1"/>
      <number:text> % des GEK</number:text>
    </number:number-style>
    <number:currency-style style:name="N208P0" style:volatile="true">
      <number:text>∆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8" number:title="Benutzerdefiniert">
      <number:text>∆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7" number:min-decimal-places="7" number:min-integer-digits="1"/>
    </number:number-style>
    <number:number-style style:name="N210">
      <number:number number:decimal-places="2" number:min-decimal-places="2" number:min-integer-digits="1"/>
      <number:text> u/w</number:text>
    </number:number-style>
    <number:percentage-style style:name="N211" number:title="Benutzerdefiniert">
      <number:number number:decimal-places="2" number:min-decimal-places="2" number:min-integer-digits="1"/>
      <number:text> % des GEK</number:text>
    </number:percentage-style>
    <number:currency-style style:name="N21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2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213P0"/>
    </number:currency-style>
    <number:number-style style:name="N214">
      <number:number number:decimal-places="14" number:min-decimal-places="14" number:min-integer-digits="1"/>
    </number:number-style>
    <number:number-style style:name="N215">
      <number:number number:decimal-places="3" number:min-decimal-places="3" number:min-integer-digits="1"/>
      <number:text> d</number:text>
    </number:number-style>
    <number:percentage-style style:name="N216">
      <number:number number:decimal-places="13" number:min-decimal-places="13" number:min-integer-digits="1"/>
      <number:text> %</number:text>
    </number:percentage-style>
    <number:time-style style:name="N217">
      <number:minutes number:style="long"/>
      <number:text>:</number:text>
      <number:seconds number:style="long" number:decimal-places="1"/>
    </number:time-style>
    <number:percentage-style style:name="N218" number:title="Benutzerdefiniert">
      <number:number number:decimal-places="3" number:min-decimal-places="3" number:min-integer-digits="1"/>
      <number:text>%</number:text>
    </number:percentage-style>
    <number:currency-style style:name="N220P0" style:volatile="true"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</number:currency-style>
    <number:currency-style style:name="N220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  <style:map style:condition="value()&gt;=0" style:apply-style-name="N220P0"/>
    </number:currency-style>
    <number:percentage-style style:name="N221">
      <number:number number:decimal-places="5" number:min-decimal-places="5" number:min-integer-digits="1"/>
      <number:text> %</number:text>
    </number:percentage-style>
    <number:currency-style style:name="N2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23P0"/>
    </number:currency-style>
    <number:number-style style:name="N224">
      <number:text>+</number:text>
      <number:number number:decimal-places="0" number:min-decimal-places="0" number:min-integer-digits="1"/>
      <number:text> Stück</number:text>
    </number:number-style>
    <number:number-style style:name="N225">
      <number:number number:decimal-places="1" number:min-decimal-places="1" number:min-integer-digits="1"/>
      <number:text> u/h</number:text>
    </number:number-style>
    <number:number-style style:name="N226">
      <number:number number:decimal-places="0" number:min-decimal-places="0" number:min-integer-digits="1"/>
      <number:text> Blister-Trays</number:text>
    </number:number-style>
    <number:number-style style:name="N227">
      <number:number number:decimal-places="4" number:min-decimal-places="4" number:min-integer-digits="1"/>
    </number:number-style>
    <number:number-style style:name="N228P0" style:volatile="true">
      <number:number number:decimal-places="4" number:min-decimal-places="4" number:min-integer-digits="1"/>
    </number:number-style>
    <number:number-style style:name="N228">
      <style:text-properties fo:color="#ff0000"/>
      <number:text>-</number:text>
      <number:number number:decimal-places="4" number:min-decimal-places="4" number:min-integer-digits="1"/>
      <style:map style:condition="value()&gt;=0" style:apply-style-name="N228P0"/>
    </number:number-style>
    <number:currency-style style:name="N230P0" style:volatile="true"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 jetzt</number:text>
    </number:currency-style>
    <number:currency-style style:name="N230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 jetzt</number:text>
      <style:map style:condition="value()&gt;=0" style:apply-style-name="N230P0"/>
    </number:currency-style>
    <number:number-style style:name="N231">
      <number:number number:decimal-places="2" number:min-decimal-places="2" number:min-integer-digits="1"/>
      <number:text> h/d</number:text>
    </number:number-style>
    <number:currency-style style:name="N233P0" style:volatile="true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2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  <style:map style:condition="value()&gt;=0" style:apply-style-name="N233P0"/>
    </number:currency-style>
    <number:number-style style:name="N234">
      <number:number number:decimal-places="0" number:min-decimal-places="0" number:min-integer-digits="1" number:grouping="true"/>
      <number:text> d</number:text>
    </number:number-style>
    <number:currency-style style:name="N235P0" style:volatile="true">
      <number:text>∆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5" number:title="Benutzerdefiniert">
      <style:text-properties fo:color="#ff0000"/>
      <number:text>∆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5P0"/>
    </number:currency-style>
    <number:number-style style:name="N236P0" style:volatile="true">
      <number:number number:decimal-places="0" number:min-decimal-places="0" number:min-integer-digits="1"/>
    </number:number-style>
    <number:number-style style:name="N236">
      <style:text-properties fo:color="#ff0000"/>
      <number:text>-</number:text>
      <number:number number:decimal-places="0" number:min-decimal-places="0" number:min-integer-digits="1"/>
      <style:map style:condition="value()&gt;=0" style:apply-style-name="N236P0"/>
    </number:number-style>
    <number:number-style style:name="N237" number:title="Benutzerdefiniert">
      <number:number number:decimal-places="2" number:min-decimal-places="2" number:min-integer-digits="1" number:grouping="true"/>
      <number:text> y</number:text>
    </number:number-style>
    <number:currency-style style:name="N239P0" style:volatile="true">
      <number:text>ca.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9P0"/>
    </number:currency-style>
    <number:percentage-style style:name="N240">
      <number:number number:decimal-places="5" number:min-decimal-places="5" number:min-integer-digits="1"/>
      <number:text>%</number:text>
    </number:percentage-style>
    <number:number-style style:name="N241">
      <number:number number:decimal-places="0" number:min-decimal-places="0" number:min-integer-digits="1"/>
      <number:text> w</number:text>
    </number:number-style>
    <number:percentage-style style:name="N242">
      <number:number number:decimal-places="1" number:min-decimal-places="1" number:min-integer-digits="1"/>
      <number:text>%</number:text>
    </number:percentage-style>
    <number:number-style style:name="N243">
      <number:text>+</number:text>
      <number:number number:decimal-places="0" number:min-decimal-places="0" number:min-integer-digits="1"/>
      <number:text> Tabs übrig</number:text>
    </number:number-style>
    <number:number-style style:name="N244">
      <number:text>~ </number:text>
      <number:number number:decimal-places="2" number:min-decimal-places="2" number:min-integer-digits="1"/>
      <number:text> Jahre</number:text>
    </number:number-style>
    <number:percentage-style style:name="N245">
      <number:number number:decimal-places="14" number:min-decimal-places="14" number:min-integer-digits="1"/>
      <number:text> %</number:text>
    </number:percentage-style>
    <number:number-style style:name="N246">
      <number:number number:decimal-places="0" number:min-decimal-places="0" number:min-integer-digits="1"/>
      <number:text> Packung(en)</number:text>
    </number:number-style>
    <number:number-style style:name="N247">
      <number:number number:decimal-places="2" number:min-decimal-places="2" number:min-integer-digits="1"/>
      <number:text> p</number:text>
    </number:number-style>
    <number:time-style style:name="N248" number:truncate-on-overflow="false">
      <number:hours/>
      <number:text>:</number:text>
      <number:minutes number:style="long"/>
    </number:time-style>
    <number:number-style style:name="N249">
      <number:number number:decimal-places="1" number:min-decimal-places="1" number:min-integer-digits="1"/>
      <number:text> u/w</number:text>
    </number:number-style>
    <number:number-style style:name="N250">
      <number:number number:decimal-places="11" number:min-decimal-places="11" number:min-integer-digits="1"/>
    </number:number-style>
    <number:percentage-style style:name="N251">
      <number:number number:decimal-places="4" number:min-decimal-places="4" number:min-integer-digits="1"/>
      <number:text> %</number:text>
    </number:percentage-style>
    <number:currency-style style:name="N253P0" style:volatile="true">
      <number:number number:decimal-places="11" number:min-decimal-places="11" number:min-integer-digits="1" number:grouping="true"/>
      <number:text> </number:text>
      <number:currency-symbol number:language="de" number:country="DE">€</number:currency-symbol>
    </number:currency-style>
    <number:currency-style style:name="N253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de" number:country="DE">€</number:currency-symbol>
      <style:map style:condition="value()&gt;=0" style:apply-style-name="N253P0"/>
    </number:currency-style>
    <number:currency-style style:name="N255P0" style:volatile="true">
      <number:text>Ø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5P0"/>
    </number:currency-style>
    <number:time-style style:name="N256" number:truncate-on-overflow="false">
      <number:hours/>
      <number:text>:</number:text>
      <number:minutes number:style="long"/>
      <number:text> h</number:text>
    </number:time-style>
    <number:currency-style style:name="N258P0" style:volatile="true">
      <number:number number:decimal-places="8" number:min-decimal-places="8" number:min-integer-digits="1" number:grouping="true"/>
      <number:text> </number:text>
      <number:currency-symbol number:language="de" number:country="DE">€</number:currency-symbol>
    </number:currency-style>
    <number:currency-style style:name="N258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de" number:country="DE">€</number:currency-symbol>
      <style:map style:condition="value()&gt;=0" style:apply-style-name="N258P0"/>
    </number:currency-style>
    <number:date-style style:name="N259">
      <number:month number:style="long"/>
      <number:text>/</number:text>
      <number:year/>
    </number:date-style>
    <number:number-style style:name="N260">
      <number:number number:decimal-places="1" number:min-decimal-places="1" number:min-integer-digits="1" number:grouping="true"/>
      <number:text> u/y</number:text>
    </number:number-style>
    <number:percentage-style style:name="N261">
      <number:number number:decimal-places="3" number:min-decimal-places="3" number:min-integer-digits="1"/>
      <number:text> %</number:text>
    </number:percentage-style>
    <number:currency-style style:name="N263P0" style:volatile="true">
      <style:text-properties fo:color="#ff0000"/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3" number:title="Benutzerdefiniert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3P0"/>
    </number:currency-style>
    <number:number-style style:name="N264P0" style:volatile="true">
      <number:number number:decimal-places="3" number:min-decimal-places="3" number:min-integer-digits="1"/>
    </number:number-style>
    <number:number-style style:name="N264">
      <style:text-properties fo:color="#ff0000"/>
      <number:text>-</number:text>
      <number:number number:decimal-places="3" number:min-decimal-places="3" number:min-integer-digits="1"/>
      <style:map style:condition="value()&gt;=0" style:apply-style-name="N264P0"/>
    </number:number-style>
    <number:currency-style style:name="N266P0" style:volatile="tru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266"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266P0"/>
    </number:currency-style>
    <number:number-style style:name="N267">
      <number:number number:decimal-places="1" number:min-decimal-places="1" number:min-integer-digits="1"/>
      <number:text> Monate</number:text>
    </number:number-style>
    <number:number-style style:name="N269P0" style:volatile="true">
      <number:number number:decimal-places="2" number:min-decimal-places="2" number:min-integer-digits="1" number:grouping="true"/>
      <number:text> </number:text>
    </number:number-style>
    <number:number-style style:name="N2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269P0"/>
    </number:number-style>
    <number:number-style style:name="N270">
      <number:number number:decimal-places="13" number:min-decimal-places="13" number:min-integer-digits="1"/>
    </number:number-style>
    <number:number-style style:name="N271" number:title="Benutzerdefiniert">
      <number:number number:decimal-places="0" number:min-decimal-places="0" number:min-integer-digits="1"/>
      <number:text> m</number:text>
    </number:number-style>
    <number:number-style style:name="N272">
      <number:number number:decimal-places="2" number:min-decimal-places="2" number:min-integer-digits="1"/>
      <number:text> Blister-Trays</number:text>
    </number:number-style>
    <number:percentage-style style:name="N273P0" style:volatile="true">
      <number:number number:decimal-places="2" number:min-decimal-places="2" number:min-integer-digits="1"/>
      <number:text> %</number:text>
    </number:percentage-style>
    <number:percentage-style style:name="N273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273P0"/>
    </number:percentage-style>
    <number:number-style style:name="N275P0" style:volatile="true">
      <number:number number:decimal-places="2" number:min-decimal-places="2" number:min-integer-digits="1"/>
      <number:text> m</number:text>
    </number:number-style>
    <number:number-style style:name="N275">
      <style:text-properties fo:color="#ff0000"/>
      <number:text>-</number:text>
      <number:number number:decimal-places="2" number:min-decimal-places="2" number:min-integer-digits="1"/>
      <number:text> m</number:text>
      <style:map style:condition="value()&gt;=0" style:apply-style-name="N275P0"/>
    </number:number-style>
    <number:number-style style:name="N276">
      <number:number number:decimal-places="2" number:min-decimal-places="2" number:min-integer-digits="1"/>
      <number:text> u/m</number:text>
    </number:number-style>
    <number:number-style style:name="N277">
      <number:text>+</number:text>
      <number:number number:decimal-places="0" number:min-decimal-places="0" number:min-integer-digits="1"/>
      <number:text> Tab.</number:text>
    </number:number-style>
    <number:percentage-style style:name="N279P0" style:volatile="true">
      <number:text>+</number:text>
      <number:number number:decimal-places="3" number:min-decimal-places="3" number:min-integer-digits="1"/>
      <number:text>%</number:text>
    </number:percentage-style>
    <number:percentage-style style:name="N279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279P0"/>
    </number:percentage-style>
    <number:currency-style style:name="N281P0" style:volatile="true">
      <number:text>à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81P0"/>
    </number:currency-style>
    <number:time-style style:name="N282" number:title="Benutzerdefiniert">
      <number:hours number:style="long"/>
      <number:text>:</number:text>
      <number:minutes number:style="long"/>
      <number:text> Stunden</number:text>
    </number:time-style>
    <number:number-style style:name="N284P0" style:volatile="true">
      <number:number number:decimal-places="5" number:min-decimal-places="5" number:min-integer-digits="1"/>
      <number:text> h</number:text>
    </number:number-style>
    <number:number-style style:name="N284">
      <style:text-properties fo:color="#ff0000"/>
      <number:text>-</number:text>
      <number:number number:decimal-places="5" number:min-decimal-places="5" number:min-integer-digits="1"/>
      <number:text> h</number:text>
      <style:map style:condition="value()&gt;=0" style:apply-style-name="N284P0"/>
    </number:number-style>
    <number:number-style style:name="N285">
      <number:number number:decimal-places="2" number:min-decimal-places="2" number:min-integer-digits="1"/>
      <number:text> stk</number:text>
    </number:number-style>
    <number:percentage-style style:name="N286P0" style:volatile="true">
      <number:number number:decimal-places="3" number:min-decimal-places="3" number:min-integer-digits="1"/>
      <number:text> %</number:text>
    </number:percentage-style>
    <number:percentage-style style:name="N286">
      <style:text-properties fo:color="#ff0000"/>
      <number:text>-</number:text>
      <number:number number:decimal-places="3" number:min-decimal-places="3" number:min-integer-digits="1"/>
      <number:text> %</number:text>
      <style:map style:condition="value()&gt;=0" style:apply-style-name="N286P0"/>
    </number:percentage-style>
    <number:number-style style:name="N287">
      <number:number number:decimal-places="2" number:min-decimal-places="2" number:min-integer-digits="1"/>
      <number:text> h</number:text>
    </number:number-style>
    <number:number-style style:name="N288">
      <number:number number:decimal-places="1" number:min-decimal-places="1" number:min-integer-digits="1"/>
      <number:text> h</number:text>
    </number:number-style>
    <number:currency-style style:name="N290P0" style:volatile="true">
      <number:text>∑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</number:currency-style>
    <number:currency-style style:name="N290">
      <style:text-properties fo:color="#ff0000"/>
      <number:text>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  <style:map style:condition="value()&gt;=0" style:apply-style-name="N290P0"/>
    </number:currency-style>
    <number:number-style style:name="N291">
      <number:number number:decimal-places="8" number:min-decimal-places="8" number:min-integer-digits="1" number:grouping="true"/>
    </number:number-style>
    <number:currency-style style:name="N293P0" style:volatile="true">
      <number:number number:decimal-places="10" number:min-decimal-places="10" number:min-integer-digits="1" number:grouping="true"/>
      <number:text> </number:text>
      <number:currency-symbol number:language="de" number:country="DE">€</number:currency-symbol>
    </number:currency-style>
    <number:currency-style style:name="N293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de" number:country="DE">€</number:currency-symbol>
      <style:map style:condition="value()&gt;=0" style:apply-style-name="N293P0"/>
    </number:currency-style>
    <number:percentage-style style:name="N294">
      <number:number number:decimal-places="9" number:min-decimal-places="9" number:min-integer-digits="1"/>
      <number:text> %</number:text>
    </number:percentage-style>
    <number:currency-style style:name="N296P0" style:volatile="true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96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96P0"/>
    </number:currency-style>
    <number:number-style style:name="N297">
      <number:number number:decimal-places="0" number:min-decimal-places="0" number:min-integer-digits="1"/>
      <number:text> </number:text>
    </number:number-style>
    <number:number-style style:name="N298">
      <number:number number:decimal-places="9" number:min-decimal-places="9" number:min-integer-digits="1"/>
    </number:number-style>
    <number:percentage-style style:name="N300P0" style:volatile="true">
      <number:text>+</number:text>
      <number:number number:decimal-places="3" number:min-decimal-places="3" number:min-integer-digits="1"/>
      <number:text> %</number:text>
    </number:percentage-style>
    <number:percentage-style style:name="N300">
      <style:text-properties fo:color="#ff0000"/>
      <number:text>-</number:text>
      <number:number number:decimal-places="3" number:min-decimal-places="3" number:min-integer-digits="1"/>
      <number:text> %</number:text>
      <style:map style:condition="value()&gt;=0" style:apply-style-name="N300P0"/>
    </number:percentage-style>
    <number:number-style style:name="N301">
      <number:text>+</number:text>
      <number:number number:decimal-places="0" number:min-decimal-places="0" number:min-integer-digits="1"/>
      <number:text> vergessene Tab.</number:text>
    </number:number-style>
    <number:number-style style:name="N302P0" style:volatile="true">
      <number:number number:decimal-places="3" number:min-decimal-places="3" number:min-integer-digits="1"/>
      <number:text> d</number:text>
    </number:number-style>
    <number:number-style style:name="N302" number:title="Benutzerdefiniert">
      <style:text-properties fo:color="#ff0000"/>
      <number:text>-</number:text>
      <number:number number:decimal-places="3" number:min-decimal-places="3" number:min-integer-digits="1"/>
      <number:text> d</number:text>
      <style:map style:condition="value()&gt;=0" style:apply-style-name="N302P0"/>
    </number:number-style>
    <number:number-style style:name="N303">
      <number:number number:decimal-places="9" number:min-decimal-places="9" number:min-integer-digits="1" number:grouping="true"/>
    </number:number-style>
    <number:number-style style:name="N304">
      <number:number number:decimal-places="6" number:min-decimal-places="6" number:min-integer-digits="1" number:grouping="true"/>
    </number:number-style>
    <number:number-style style:name="N305">
      <number:number number:decimal-places="7" number:min-decimal-places="7" number:min-integer-digits="1" number:grouping="true"/>
    </number:number-style>
    <number:percentage-style style:name="N306">
      <number:number number:decimal-places="2" number:min-decimal-places="2" number:min-integer-digits="1"/>
      <number:text> % v. Ø GEK</number:text>
    </number:percentage-style>
    <number:currency-style style:name="N308P0" style:volatile="true">
      <number:number number:decimal-places="9" number:min-decimal-places="9" number:min-integer-digits="1" number:grouping="true"/>
      <number:text> </number:text>
      <number:currency-symbol number:language="de" number:country="DE">€</number:currency-symbol>
    </number:currency-style>
    <number:currency-style style:name="N308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de" number:country="DE">€</number:currency-symbol>
      <style:map style:condition="value()&gt;=0" style:apply-style-name="N308P0"/>
    </number:currency-style>
    <number:number-style style:name="N310P0" style:volatile="true">
      <number:number number:decimal-places="3" number:min-decimal-places="3" number:min-integer-digits="1"/>
      <number:text> m</number:text>
    </number:number-style>
    <number:number-style style:name="N310" number:title="Benutzerdefiniert">
      <style:text-properties fo:color="#ff0000"/>
      <number:text>-</number:text>
      <number:number number:decimal-places="3" number:min-decimal-places="3" number:min-integer-digits="1"/>
      <number:text> m</number:text>
      <style:map style:condition="value()&gt;=0" style:apply-style-name="N310P0"/>
    </number:number-style>
    <number:number-style style:name="N311" number:title="Benutzerdefiniert">
      <number:number number:decimal-places="2" number:min-decimal-places="2" number:min-integer-digits="1" number:grouping="true"/>
      <number:text> m</number:text>
    </number:number-style>
    <number:number-style style:name="N312P0" style:volatile="true">
      <number:number number:decimal-places="1" number:min-decimal-places="1" number:min-integer-digits="1"/>
    </number:number-style>
    <number:number-style style:name="N312">
      <style:text-properties fo:color="#ff0000"/>
      <number:text>-</number:text>
      <number:number number:decimal-places="1" number:min-decimal-places="1" number:min-integer-digits="1"/>
      <style:map style:condition="value()&gt;=0" style:apply-style-name="N312P0"/>
    </number:number-style>
    <number:number-style style:name="N313">
      <number:text>Ø </number:text>
      <number:number number:decimal-places="2" number:min-decimal-places="2" number:min-integer-digits="1" number:grouping="true"/>
      <number:text> €/m</number:text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²</number:text>
    </number:currency-style>
    <number:currency-style style:name="N3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5P0"/>
    </number:currency-style>
    <number:currency-style style:name="N317P0" style:volatile="true">
      <number:number number:decimal-places="7" number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317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317P0"/>
    </number:currency-style>
    <number:number-style style:name="N318" number:title="Benutzerdefiniert">
      <number:number number:decimal-places="0" number:min-decimal-places="0" number:min-integer-digits="1"/>
      <number:text> d</number:text>
    </number:number-style>
    <number:currency-style style:name="N319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3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319P0"/>
    </number:currency-style>
    <number:number-style style:name="N320">
      <number:number number:decimal-places="12" number:min-decimal-places="12" number:min-integer-digits="1"/>
    </number:number-style>
    <number:number-style style:name="N321">
      <number:number number:decimal-places="16" number:min-decimal-places="16" number:min-integer-digits="1"/>
    </number:number-style>
    <number:number-style style:name="N322">
      <number:number number:decimal-places="3" number:min-decimal-places="3" number:min-integer-digits="1"/>
      <number:text> u/m</number:text>
    </number:number-style>
    <number:currency-style style:name="N324P0" style:volatile="true">
      <number:number number:decimal-places="13" number:min-decimal-places="13" number:min-integer-digits="1" number:grouping="true"/>
      <number:text> </number:text>
      <number:currency-symbol number:language="de" number:country="DE">€</number:currency-symbol>
    </number:currency-style>
    <number:currency-style style:name="N324">
      <style:text-properties fo:color="#ff0000"/>
      <number:text>-</number:text>
      <number:number number:decimal-places="13" number:min-decimal-places="13" number:min-integer-digits="1" number:grouping="true"/>
      <number:text> </number:text>
      <number:currency-symbol number:language="de" number:country="DE">€</number:currency-symbol>
      <style:map style:condition="value()&gt;=0" style:apply-style-name="N324P0"/>
    </number:currency-style>
    <number:number-style style:name="N325">
      <number:number number:decimal-places="0" number:min-decimal-places="0" number:min-integer-digits="1"/>
      <number:text> h</number:text>
    </number:number-style>
    <number:number-style style:name="N326">
      <number:number number:decimal-places="10" number:min-decimal-places="10" number:min-integer-digits="1" number:grouping="true"/>
    </number:number-style>
    <number:time-style style:name="N327P0" style:volatile="true" number:truncate-on-overflow="false">
      <number:hours/>
      <number:text>:</number:text>
      <number:minutes number:style="long"/>
    </number:time-style>
    <number:time-style style:name="N327" number:truncate-on-overflow="false">
      <style:text-properties fo:color="#ff0000"/>
      <number:text>-</number:text>
      <number:hours/>
      <number:text>:</number:text>
      <number:minutes number:style="long"/>
      <style:map style:condition="value()&gt;=0" style:apply-style-name="N327P0"/>
    </number:time-style>
    <number:number-style style:name="N328">
      <number:number number:decimal-places="5" number:min-decimal-places="5" number:min-integer-digits="1" number:grouping="true"/>
    </number:number-style>
    <number:currency-style style:name="N329P0" style:volatile="true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9P0"/>
    </number:currency-style>
    <number:percentage-style style:name="N331P0" style:volatile="true">
      <number:text>+</number:text>
      <number:number number:decimal-places="2" number:min-decimal-places="2" number:min-integer-digits="1"/>
      <number:text> %</number:text>
    </number:percentage-style>
    <number:percentage-style style:name="N33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331P0"/>
    </number:percentage-style>
    <number:currency-style style:name="N332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332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332P0"/>
    </number:currency-style>
    <number:percentage-style style:name="N333">
      <number:number number:decimal-places="6" number:min-decimal-places="6" number:min-integer-digits="1"/>
      <number:text> %</number:text>
    </number:percentage-style>
    <number:currency-style style:name="N335P0" style:volatile="true">
      <number:text>∑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35P0"/>
    </number:currency-style>
    <number:currency-style style:name="N33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BreadEvenPoint (BEP)</number:text>
    </number:currency-style>
    <number:currency-style style:name="N337" number:title="Benutzerdefinier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37P0"/>
    </number:currency-style>
    <number:number-style style:name="N338">
      <number:number number:decimal-places="0" number:min-decimal-places="0" number:min-integer-digits="1" number:grouping="true"/>
      <number:text> km/y</number:text>
    </number:number-style>
    <number:percentage-style style:name="N339P0" style:volatile="true">
      <number:number number:decimal-places="3" number:min-decimal-places="3" number:min-integer-digits="1"/>
      <number:text>%</number:text>
    </number:percentage-style>
    <number:percentage-style style:name="N339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339P0"/>
    </number:percentage-style>
    <number:percentage-style style:name="N340">
      <number:number number:decimal-places="12" number:min-decimal-places="12" number:min-integer-digits="1"/>
      <number:text> %</number:text>
    </number:percentage-style>
    <number:number-style style:name="N341">
      <number:text>Ø </number:text>
      <number:number number:decimal-places="2" number:min-decimal-places="2" number:min-integer-digits="1" number:grouping="true"/>
      <number:text> m</number:text>
    </number:number-style>
    <number:percentage-style style:name="N342">
      <number:number number:decimal-places="7" number:min-decimal-places="7" number:min-integer-digits="1"/>
      <number:text> %</number:text>
    </number:percentage-style>
    <number:number-style style:name="N343P0" style:volatile="true">
      <number:number number:decimal-places="2" number:min-decimal-places="2" number:min-integer-digits="1" number:grouping="true"/>
    </number:number-style>
    <number:number-style style:name="N3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43P0"/>
    </number:number-style>
    <number:currency-style style:name="N344P0" style:volatile="tru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34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344P0"/>
    </number:currency-style>
    <number:percentage-style style:name="N345">
      <number:number number:decimal-places="1" number:min-decimal-places="1" number:min-integer-digits="1"/>
      <number:text> %</number:text>
    </number:percentage-style>
    <number:number-style style:name="N346">
      <number:text>+</number:text>
      <number:number number:decimal-places="0" number:min-decimal-places="0" number:min-integer-digits="1"/>
      <number:text> Tabs übrig.</number:text>
    </number:number-style>
    <number:currency-style style:name="N347P0" style:volatile="true"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</number:currency-style>
    <number:currency-style style:name="N347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= ∆ zum Kaufen-Kurs</number:text>
      <style:map style:condition="value()&gt;=0" style:apply-style-name="N347P0"/>
    </number:currency-style>
    <number:number-style style:name="N348P0" style:volatile="true">
      <number:number number:decimal-places="2" number:min-decimal-places="2" number:min-integer-digits="1"/>
      <number:text> h</number:text>
    </number:number-style>
    <number:number-style style:name="N348">
      <style:text-properties fo:color="#ff0000"/>
      <number:text>-</number:text>
      <number:number number:decimal-places="2" number:min-decimal-places="2" number:min-integer-digits="1"/>
      <number:text> h</number:text>
      <style:map style:condition="value()&gt;=0" style:apply-style-name="N348P0"/>
    </number:number-style>
    <number:currency-style style:name="N349P0" style:volatile="true">
      <number:text>∆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49" number:title="Benutzerdefiniert">
      <number:text>∆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49P0"/>
    </number:currency-style>
    <number:number-style style:name="N350">
      <number:text>+</number:text>
      <number:number number:decimal-places="0" number:min-decimal-places="0" number:min-integer-digits="1"/>
      <number:text> Tage</number:text>
    </number:number-style>
    <number:number-style style:name="N351">
      <number:number number:decimal-places="8" number:min-decimal-places="8" number:min-integer-digits="1"/>
    </number:number-style>
    <number:number-style style:name="N352">
      <number:number number:decimal-places="2" number:min-decimal-places="2" number:min-integer-digits="1" number:grouping="true"/>
      <number:text> €/h</number:text>
    </number:number-style>
    <number:number-style style:name="N353">
      <number:number number:decimal-places="0" number:min-decimal-places="0" number:min-integer-digits="1"/>
      <number:text> h/w</number:text>
    </number:number-style>
    <number:time-style style:name="N354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354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354P0"/>
    </number:time-style>
    <number:number-style style:name="N355">
      <number:number number:decimal-places="0" number:min-decimal-places="0" number:min-integer-digits="1"/>
      <number:text> km</number:text>
    </number:number-style>
    <number:number-style style:name="N356">
      <number:number number:decimal-places="10" number:min-decimal-places="10" number:min-integer-digits="1"/>
    </number:number-style>
    <number:number-style style:name="N357">
      <number:number number:decimal-places="1" number:min-decimal-places="1" number:min-integer-digits="1"/>
      <number:text> u/d</number:text>
    </number:number-style>
    <number:number-style style:name="N358">
      <number:number number:decimal-places="0" number:min-decimal-places="0" number:min-integer-digits="1"/>
      <number:text> Jahre</number:text>
    </number:number-style>
    <number:date-style style:name="N359">
      <number:day-of-week/>
    </number:date-style>
    <number:percentage-style style:name="N360">
      <number:number number:decimal-places="2" number:min-decimal-places="2" number:min-integer-digits="1"/>
      <number:text>%</number:text>
    </number:percentage-style>
    <number:number-style style:name="N361">
      <number:text>je </number:text>
      <number:number number:decimal-places="0" number:min-decimal-places="0" number:min-integer-digits="1"/>
      <number:text> Stück</number:text>
    </number:number-style>
    <number:number-style style:name="N362">
      <number:number number:decimal-places="0" number:min-decimal-places="0" number:min-integer-digits="1"/>
      <number:text> Stück</number:text>
    </number:number-style>
    <number:number-style style:name="N363">
      <number:number number:decimal-places="0" number:min-decimal-places="0" number:min-integer-digits="1"/>
      <number:text> d/w</number:text>
    </number:number-style>
    <number:number-style style:name="N364">
      <number:number number:decimal-places="1" number:min-decimal-places="1" number:min-integer-digits="1"/>
      <number:text> w</number:text>
    </number:number-style>
    <number:percentage-style style:name="N365">
      <number:number number:decimal-places="4" number:min-decimal-places="4" number:min-integer-digits="1"/>
      <number:text>%</number:text>
    </number:percentage-style>
    <number:number-style style:name="N366" number:title="Benutzerdefiniert">
      <number:number number:decimal-places="2" number:min-decimal-places="2" number:min-integer-digits="1"/>
      <number:text> Jahre</number:text>
    </number:number-style>
    <number:time-style style:name="N367" number:title="Benutzerdefiniert" number:truncate-on-overflow="false">
      <number:hours number:style="long"/>
      <number:text>:</number:text>
      <number:minutes number:style="long"/>
      <number:text> h</number:text>
    </number:time-style>
    <number:number-style style:name="N368">
      <number:number number:decimal-places="18" number:min-decimal-places="18" number:min-integer-digits="1"/>
    </number:number-style>
    <number:percentage-style style:name="N369P0" style:volatile="true">
      <number:number number:decimal-places="1" number:min-decimal-places="1" number:min-integer-digits="1"/>
      <number:text>%</number:text>
    </number:percentage-style>
    <number:percentage-style style:name="N369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369P0"/>
    </number:percentage-style>
    <number:date-style style:name="N370">
      <number:year/>
      <number:text>-</number:text>
      <number:month number:style="long"/>
    </number:date-style>
    <number:currency-style style:name="N372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372"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number-style style:name="N37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375">
      <number:number number:decimal-places="17" number:min-decimal-places="17" number:min-integer-digits="1"/>
    </number:number-style>
    <number:time-style style:name="N376" number:title="Benutzerdefiniert">
      <number:hours number:style="long"/>
      <number:text>:</number:text>
      <number:minutes number:style="long"/>
      <number:text> Anfang</number:text>
    </number:time-style>
    <number:percentage-style style:name="N377">
      <number:number number:decimal-places="8" number:min-decimal-places="8" number:min-integer-digits="1"/>
      <number:text> %</number:text>
    </number:percentage-style>
    <number:number-style style:name="N378">
      <number:number number:decimal-places="3" number:min-decimal-places="3" number:min-integer-digits="1" number:grouping="true"/>
    </number:number-style>
    <number:date-style style:name="N379">
      <number:year/>
      <number:text>/</number:text>
      <number:month number:style="long"/>
    </number:date-style>
    <number:number-style style:name="N380">
      <number:text>Fehler</number:text>
    </number:number-style>
    <number:number-style style:name="N381">
      <number:text>Error</number:text>
    </number:number-style>
    <number:number-style style:name="N382">
      <number:text>Tage bis Monatsende: </number:text>
      <number:number number:decimal-places="0" number:min-decimal-places="0" number:min-integer-digits="1"/>
    </number:number-style>
    <number:date-style style:name="N383">
      <number:text>bis Monatsende am </number:text>
      <number:day-of-week/>
      <number:text> </number:text>
      <number:day/>
      <number:text>.</number:text>
      <number:month/>
      <number:text>.</number:text>
    </number:date-style>
    <number:number-style style:name="N384">
      <number:number number:decimal-places="0" number:min-decimal-places="0" number:min-integer-digits="1"/>
      <number:text> Arbeitstag +</number:text>
    </number:number-style>
    <number:number-style style:name="N385">
      <number:number number:decimal-places="0" number:min-decimal-places="0" number:min-integer-digits="1"/>
      <number:text> Arbeitstage +</number:text>
    </number:number-style>
    <number:number-style style:name="N386">
      <number:text>noch </number:text>
      <number:number number:decimal-places="0" number:min-decimal-places="0" number:min-integer-digits="1"/>
      <number:text> Arbeitstage +</number:text>
    </number:number-style>
    <number:number-style style:name="N387">
      <number:text>nur noch </number:text>
      <number:number number:decimal-places="0" number:min-decimal-places="0" number:min-integer-digits="1"/>
      <number:text> Arbeitstage +</number:text>
    </number:number-style>
    <number:number-style style:name="N388">
      <number:text>nur noch </number:text>
      <number:number number:decimal-places="0" number:min-decimal-places="0" number:min-integer-digits="1"/>
      <number:text> Arbeitstag +</number:text>
    </number:number-style>
    <number:number-style style:name="N389">
      <number:text>nur noch </number:text>
      <number:number number:decimal-places="0" number:min-decimal-places="0" number:min-integer-digits="1"/>
      <number:text> Tag</number:text>
    </number:number-style>
    <number:number-style style:name="N390">
      <number:text>noch </number:text>
      <number:number number:decimal-places="0" number:min-decimal-places="0" number:min-integer-digits="1"/>
      <number:text> Tage</number:text>
    </number:number-style>
    <number:number-style style:name="N391">
      <number:text>nur noch </number:text>
      <number:number number:decimal-places="0" number:min-decimal-places="0" number:min-integer-digits="1"/>
      <number:text> Tage</number:text>
    </number:number-style>
    <number:number-style style:name="N392">
      <number:text>nur noch </number:text>
      <number:number number:decimal-places="0" number:min-decimal-places="0" number:min-integer-digits="1"/>
      <number:text> Tag inkl.</number:text>
    </number:number-style>
    <number:number-style style:name="N393">
      <number:text>noch </number:text>
      <number:number number:decimal-places="0" number:min-decimal-places="0" number:min-integer-digits="1"/>
      <number:text> Tage inkl.</number:text>
    </number:number-style>
    <number:number-style style:name="N394">
      <number:text>nur noch </number:text>
      <number:number number:decimal-places="0" number:min-decimal-places="0" number:min-integer-digits="1"/>
      <number:text> Tage inkl.</number:text>
    </number:number-style>
    <number:number-style style:name="N395">
      <number:number number:decimal-places="0" number:min-decimal-places="0" number:min-integer-digits="1"/>
      <number:text> Tage inkl.</number:text>
    </number:number-style>
    <number:date-style style:name="N396">
      <number:text>bis Monatsende = </number:text>
      <number:day-of-week/>
      <number:text> </number:text>
      <number:day number:style="long"/>
      <number:text>.</number:text>
      <number:month number:style="long"/>
      <number:text>.</number:text>
    </number:date-style>
    <number:number-style style:name="N397">
      <number:text>1 oz = </number:text>
      <number:number number:decimal-places="3" number:min-decimal-places="3" number:min-integer-digits="1" number:grouping="true"/>
      <number:text> g</number:text>
    </number:number-style>
    <number:number-style style:name="N398">
      <number:text>Krügerrand 2 Rd (1967) 7,988g 917er=</number:text>
      <number:number number:decimal-places="3" number:min-decimal-places="3" number:min-integer-digits="1" number:grouping="true"/>
      <number:text>g AU</number:text>
    </number:number-style>
    <number:number-style style:name="N399">
      <number:text>Indian Head 2½ $ (191?) 4,170g 900er=</number:text>
      <number:number number:decimal-places="3" number:min-decimal-places="3" number:min-integer-digits="1" number:grouping="true"/>
      <number:text>"g AU</number:text>
    </number:number-style>
    <number:number-style style:name="N400">
      <number:text>Krügerrand 2 Rd 7,988g 917er=</number:text>
      <number:number number:decimal-places="3" number:min-decimal-places="3" number:min-integer-digits="1" number:grouping="true"/>
      <number:text>g AU</number:text>
    </number:number-style>
    <number:number-style style:name="N401">
      <number:text>Indian Head 2½ $ 4,170g 900er=</number:text>
      <number:number number:decimal-places="3" number:min-decimal-places="3" number:min-integer-digits="1" number:grouping="true"/>
      <number:text>"g AU</number:text>
    </number:number-style>
    <number:number-style style:name="N402">
      <number:text>Indian Head 2½ $ 4,170g 900er=</number:text>
      <number:number number:decimal-places="3" number:min-decimal-places="3" number:min-integer-digits="1" number:grouping="true"/>
      <number:text>"g</number:text>
    </number:number-style>
    <number:number-style style:name="N403">
      <number:text>Krügerrand 2 Rd 7,988g 917er=</number:text>
      <number:number number:decimal-places="3" number:min-decimal-places="3" number:min-integer-digits="1" number:grouping="true"/>
      <number:text>g</number:text>
    </number:number-style>
    <number:number-style style:name="N404">
      <number:text>Indian Head 2½ $ 4,170g 900er=</number:text>
      <number:number number:decimal-places="3" number:min-decimal-places="3" number:min-integer-digits="1" number:grouping="true"/>
      <number:text>g</number:text>
    </number:number-style>
    <number:number-style style:name="N405">
      <number:text>1 oz = </number:text>
      <number:number number:decimal-places="3" number:min-decimal-places="3" number:min-integer-digits="1" number:grouping="true"/>
      <number:text>g</number:text>
    </number:number-style>
    <number:number-style style:name="N406">
      <number:text>Krügerrand 2 Rd 7,988 g 917er=</number:text>
      <number:number number:decimal-places="3" number:min-decimal-places="3" number:min-integer-digits="1" number:grouping="true"/>
      <number:text> g</number:text>
    </number:number-style>
    <number:number-style style:name="N407">
      <number:text>Indian Head 2½ $ 4,170 g 900er=</number:text>
      <number:number number:decimal-places="3" number:min-decimal-places="3" number:min-integer-digits="1" number:grouping="true"/>
      <number:text> g</number:text>
    </number:number-style>
    <number:number-style style:name="N408">
      <number:text>Indian Head 2½ $ 4,170 g 900er = </number:text>
      <number:number number:decimal-places="3" number:min-decimal-places="3" number:min-integer-digits="1" number:grouping="true"/>
      <number:text> g</number:text>
    </number:number-style>
    <number:number-style style:name="N409">
      <number:text>Krügerrand 2 Rd 7,988 g 917er = </number:text>
      <number:number number:decimal-places="3" number:min-decimal-places="3" number:min-integer-digits="1" number:grouping="true"/>
      <number:text> g</number:text>
    </number:number-style>
    <number:number-style style:name="N410">
      <number:text>Krügerrand 2 Rd (1967) 7,988 g 917er = </number:text>
      <number:number number:decimal-places="3" number:min-decimal-places="3" number:min-integer-digits="1" number:grouping="true"/>
      <number:text> g</number:text>
    </number:number-style>
    <number:number-style style:name="N411">
      <number:text>Indian Head 2½ $ (1909) 4,170 g 900er = </number:text>
      <number:number number:decimal-places="3" number:min-decimal-places="3" number:min-integer-digits="1" number:grouping="true"/>
      <number:text> g</number:text>
    </number:number-style>
    <number:date-style style:name="N412">
      <number:day number:style="long"/>
      <number:text>. </number:text>
      <number:month number:textual="true"/>
    </number:date-style>
    <number:number-style style:name="N413">
      <number:text>+</number:text>
      <number:number number:decimal-places="0" number:min-decimal-places="0" number:min-integer-digits="1"/>
      <number:text> Grünlas</number:text>
    </number:number-style>
    <number:number-style style:name="N414">
      <number:text>+</number:text>
      <number:number number:decimal-places="0" number:min-decimal-places="0" number:min-integer-digits="1"/>
      <number:text> übrig</number:text>
    </number:number-style>
    <number:percentage-style style:name="N415P0" style:volatile="true">
      <number:number number:decimal-places="1" number:min-decimal-places="1" number:min-integer-digits="1"/>
      <number:text> %</number:text>
    </number:percentage-style>
    <number:percentage-style style:name="N415">
      <style:text-properties fo:color="#ff0000"/>
      <number:text>-</number:text>
      <number:number number:decimal-places="1" number:min-decimal-places="1" number:min-integer-digits="1"/>
      <number:text> %</number:text>
      <style:map style:condition="value()&gt;=0" style:apply-style-name="N415P0"/>
    </number:percentage-style>
    <number:percentage-style style:name="N417P0" style:volatile="true">
      <number:number number:decimal-places="1" number:min-decimal-places="1" number:min-integer-digits="1"/>
      <number:text>% Fr. mittags</number:text>
    </number:percentage-style>
    <number:percentage-style style:name="N417">
      <style:text-properties fo:color="#ff0000"/>
      <number:text>-</number:text>
      <number:number number:decimal-places="1" number:min-decimal-places="1" number:min-integer-digits="1"/>
      <number:text>% Fr. mittags</number:text>
      <style:map style:condition="value()&gt;=0" style:apply-style-name="N417P0"/>
    </number:percentage-style>
    <number:percentage-style style:name="N418">
      <number:number number:decimal-places="1" number:min-decimal-places="1" number:min-integer-digits="1"/>
      <number:text>%mittags</number:text>
    </number:percentage-style>
    <number:percentage-style style:name="N419">
      <number:number number:decimal-places="1" number:min-decimal-places="1" number:min-integer-digits="1"/>
      <number:text> % mittags</number:text>
    </number:percentage-style>
    <number:currency-style style:name="N421P0" style:volatile="true">
      <number:text>Steam Rest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21P0"/>
    </number:currency-style>
    <number:currency-style style:name="N422P0" style:volatile="true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22">
      <style:text-properties fo:color="#ff0000"/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22P0"/>
    </number:currency-style>
    <number:percentage-style style:name="N423">
      <number:number number:decimal-places="2" number:min-decimal-places="2" number:min-integer-digits="1"/>
      <number:text> %</number:text>
    </number:percentage-style>
    <number:percentage-style style:name="N424">
      <number:number number:decimal-places="3" number:min-decimal-places="3" number:min-integer-digits="1"/>
      <number:text> %</number:text>
    </number:percentage-style>
    <number:percentage-style style:name="N425">
      <number:number number:decimal-places="1" number:min-decimal-places="1" number:min-integer-digits="1"/>
      <number:text> %</number:text>
    </number:percentage-style>
    <number:percentage-style style:name="N426">
      <number:text>TG = </number:text>
      <number:number number:decimal-places="2" number:min-decimal-places="2" number:min-integer-digits="1"/>
      <number:text> %</number:text>
    </number:percentage-style>
    <number:percentage-style style:name="N427">
      <number:text>TGH = </number:text>
      <number:number number:decimal-places="2" number:min-decimal-places="2" number:min-integer-digits="1"/>
      <number:text> %</number:text>
    </number:percentage-style>
    <number:percentage-style style:name="N428">
      <number:text>TGS = </number:text>
      <number:number number:decimal-places="2" number:min-decimal-places="2" number:min-integer-digits="1"/>
      <number:text> %</number:text>
    </number:percentage-style>
    <number:time-style style:name="N429">
      <number:hours/>
      <number:text> h </number:text>
      <number:minutes number:style="long"/>
      <number:text> m</number:text>
    </number:time-style>
    <number:time-style style:name="N430">
      <number:text>noch </number:text>
      <number:hours/>
      <number:text> h </number:text>
      <number:minutes number:style="long"/>
      <number:text> m</number:text>
    </number:time-style>
    <number:number-style style:name="N431">
      <number:number number:decimal-places="0" number:min-decimal-places="0" number:min-integer-digits="1"/>
      <number:text> Tage Resturlaub</number:text>
    </number:number-style>
    <number:number-style style:name="N432">
      <number:text>Krügerrand 2 Rd (1967) 7,988 g 917er = </number:text>
      <number:number number:decimal-places="3" number:min-decimal-places="3" number:min-integer-digits="1" number:grouping="true"/>
      <number:text> g AU</number:text>
    </number:number-style>
    <number:number-style style:name="N433">
      <number:text>Indian Head 2½ $ (1909) 4,170 g 900er = </number:text>
      <number:number number:decimal-places="3" number:min-decimal-places="3" number:min-integer-digits="1" number:grouping="true"/>
      <number:text> g AU</number:text>
    </number:number-style>
    <number:number-style style:name="N434">
      <number:text>5 oz Feingold = 5 x 31,1034786 g =</number:text>
      <number:number number:decimal-places="3" number:min-decimal-places="3" number:min-integer-digits="1" number:grouping="true"/>
      <number:text>"g AU</number:text>
    </number:number-style>
    <number:number-style style:name="N435">
      <number:text>5 oz Feingold = 5 x 31,1034786 g = </number:text>
      <number:number number:decimal-places="7" number:min-decimal-places="7" number:min-integer-digits="1" number:grouping="true"/>
      <number:text>g AU</number:text>
    </number:number-style>
    <number:number-style style:name="N436">
      <number:text>5 oz Feingold = 5 x 31,1034786 g = </number:text>
      <number:number number:decimal-places="7" number:min-decimal-places="7" number:min-integer-digits="1" number:grouping="true"/>
      <number:text> g AU</number:text>
    </number:number-style>
    <number:number-style style:name="N437">
      <number:number number:decimal-places="2" number:min-decimal-places="2" number:min-integer-digits="1" number:grouping="true"/>
      <number:text> g AU</number:text>
    </number:number-style>
    <number:currency-style style:name="N439P0" style:volatile="true">
      <number:text>∆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</number:currency-style>
    <number:currency-style style:name="N439">
      <style:text-properties fo:color="#ff0000"/>
      <number:text>∆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  <style:map style:condition="value()&gt;=0" style:apply-style-name="N439P0"/>
    </number:currency-style>
    <number:number-style style:name="N440">
      <number:number number:decimal-places="2" number:min-decimal-places="2" number:min-integer-digits="1" number:grouping="true"/>
      <number:text> d</number:text>
    </number:number-style>
    <number:number-style style:name="N441P0" style:volatile="true">
      <number:number number:decimal-places="5" number:min-decimal-places="5" number:min-integer-digits="1"/>
    </number:number-style>
    <number:number-style style:name="N441">
      <style:text-properties fo:color="#ff0000"/>
      <number:text>-</number:text>
      <number:number number:decimal-places="5" number:min-decimal-places="5" number:min-integer-digits="1"/>
      <style:map style:condition="value()&gt;=0" style:apply-style-name="N441P0"/>
    </number:number-style>
    <number:number-style style:name="N442P0" style:volatile="true">
      <number:number number:decimal-places="6" number:min-decimal-places="6" number:min-integer-digits="1"/>
    </number:number-style>
    <number:number-style style:name="N442">
      <style:text-properties fo:color="#ff0000"/>
      <number:text>-</number:text>
      <number:number number:decimal-places="6" number:min-decimal-places="6" number:min-integer-digits="1"/>
      <style:map style:condition="value()&gt;=0" style:apply-style-name="N442P0"/>
    </number:number-style>
    <number:number-style style:name="N444P0" style:volatile="true">
      <number:number number:decimal-places="1" number:min-decimal-places="1" number:min-integer-digits="0" number:grouping="true"/>
    </number:number-style>
    <number:number-style style:name="N44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444P0"/>
    </number:number-style>
    <number:number-style style:name="N445P0" style:volatile="true">
      <number:number number:decimal-places="1" number:min-decimal-places="1" number:min-integer-digits="1"/>
    </number:number-style>
    <number:number-style style:name="N445">
      <style:text-properties fo:color="#0000ff"/>
      <number:text>-</number:text>
      <number:number number:decimal-places="1" number:min-decimal-places="1" number:min-integer-digits="1"/>
      <style:map style:condition="value()&gt;=0" style:apply-style-name="N445P0"/>
    </number:number-style>
    <number:number-style style:name="N447P0" style:volatile="true">
      <style:text-properties fo:color="#ff0000"/>
      <number:number number:decimal-places="1" number:min-decimal-places="1" number:min-integer-digits="1"/>
    </number:number-style>
    <number:number-style style:name="N447">
      <number:text>-</number:text>
      <number:number number:decimal-places="1" number:min-decimal-places="1" number:min-integer-digits="1"/>
      <style:map style:condition="value()&gt;=0" style:apply-style-name="N447P0"/>
    </number:number-style>
    <number:number-style style:name="N448P0" style:volatile="true">
      <style:text-properties fo:color="#ff0000"/>
      <number:number number:decimal-places="1" number:min-decimal-places="1" number:min-integer-digits="1"/>
    </number:number-style>
    <number:number-style style:name="N448">
      <style:text-properties fo:color="#00ff00"/>
      <number:text>-</number:text>
      <number:number number:decimal-places="1" number:min-decimal-places="1" number:min-integer-digits="1"/>
      <style:map style:condition="value()&gt;=0" style:apply-style-name="N448P0"/>
    </number:number-style>
    <number:number-style style:name="N449P0" style:volatile="true">
      <style:text-properties fo:color="#ff0000"/>
      <number:number number:decimal-places="1" number:min-decimal-places="1" number:min-integer-digits="1"/>
    </number:number-style>
    <number:number-style style:name="N449">
      <style:text-properties fo:color="#000000"/>
      <number:text>-</number:text>
      <number:number number:decimal-places="1" number:min-decimal-places="1" number:min-integer-digits="1"/>
      <style:map style:condition="value()&gt;=0" style:apply-style-name="N449P0"/>
    </number:number-style>
    <number:percentage-style style:name="N450">
      <number:number number:decimal-places="2" number:min-decimal-places="2" number:min-integer-digits="1"/>
      <number:text> % Trinkgelder</number:text>
    </number:percentage-style>
    <number:percentage-style style:name="N451P0" style:volatile="true">
      <number:number number:decimal-places="2" number:min-decimal-places="2" number:min-integer-digits="1"/>
      <number:text> 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/>
      <number:text> %</number:text>
      <style:map style:condition="value()&gt;=0" style:apply-style-name="N451P0"/>
    </number:percentage-style>
    <number:number-style style:name="N454P0" style:volatile="true">
      <style:text-properties fo:color="#000000"/>
      <number:number number:decimal-places="1" number:min-decimal-places="1" number:min-integer-digits="0"/>
    </number:number-style>
    <number:number-style style:name="N454P1" style:volatile="true">
      <style:text-properties fo:color="#00ff00"/>
      <number:number number:decimal-places="1" number:min-decimal-places="1" number:min-integer-digits="0"/>
    </number:number-style>
    <number:number-style style:name="N454">
      <style:text-properties fo:color="#000000"/>
      <number:number number:decimal-places="1" number:min-decimal-places="1" number:min-integer-digits="0"/>
      <style:map style:condition="value()&lt;97" style:apply-style-name="N454P0"/>
      <style:map style:condition="value()=97" style:apply-style-name="N454P1"/>
    </number:number-style>
    <number:number-style style:name="N456P0" style:volatile="true">
      <style:text-properties fo:color="#00ff00"/>
      <number:number number:decimal-places="1" number:min-decimal-places="1" number:min-integer-digits="1" number:grouping="true"/>
    </number:number-style>
    <number:number-style style:name="N456">
      <style:text-properties fo:color="#000000"/>
      <number:number number:decimal-places="1" number:min-decimal-places="1" number:min-integer-digits="1" number:grouping="true"/>
      <style:map style:condition="value()=97" style:apply-style-name="N456P0"/>
    </number:number-style>
    <number:number-style style:name="N458P0" style:volatile="true">
      <style:text-properties fo:color="#0000ff"/>
      <number:number number:decimal-places="1" number:min-decimal-places="1" number:min-integer-digits="1" number:grouping="true"/>
    </number:number-style>
    <number:number-style style:name="N458">
      <style:text-properties fo:color="#000000"/>
      <number:number number:decimal-places="1" number:min-decimal-places="1" number:min-integer-digits="1" number:grouping="true"/>
      <style:map style:condition="value()=97" style:apply-style-name="N458P0"/>
    </number:number-style>
    <number:number-style style:name="N460P0" style:volatile="true">
      <style:text-properties fo:color="#ffff00"/>
      <number:number number:decimal-places="1" number:min-decimal-places="1" number:min-integer-digits="1" number:grouping="true"/>
    </number:number-style>
    <number:number-style style:name="N460">
      <style:text-properties fo:color="#000000"/>
      <number:number number:decimal-places="1" number:min-decimal-places="1" number:min-integer-digits="1" number:grouping="true"/>
      <style:map style:condition="value()=97" style:apply-style-name="N460P0"/>
    </number:number-style>
    <number:number-style style:name="N462P0" style:volatile="true">
      <style:text-properties fo:color="#ff00ff"/>
      <number:number number:decimal-places="1" number:min-decimal-places="1" number:min-integer-digits="1" number:grouping="true"/>
    </number:number-style>
    <number:number-style style:name="N462">
      <style:text-properties fo:color="#000000"/>
      <number:number number:decimal-places="1" number:min-decimal-places="1" number:min-integer-digits="1" number:grouping="true"/>
      <style:map style:condition="value()=97" style:apply-style-name="N462P0"/>
    </number:number-style>
    <number:number-style style:name="N464P0" style:volatile="true">
      <style:text-properties fo:color="#00ffff"/>
      <number:number number:decimal-places="1" number:min-decimal-places="1" number:min-integer-digits="1" number:grouping="true"/>
    </number:number-style>
    <number:number-style style:name="N464">
      <style:text-properties fo:color="#000000"/>
      <number:number number:decimal-places="1" number:min-decimal-places="1" number:min-integer-digits="1" number:grouping="true"/>
      <style:map style:condition="value()=97" style:apply-style-name="N464P0"/>
    </number:number-style>
    <number:number-style style:name="N466P0" style:volatile="true">
      <style:text-properties fo:color="#808080"/>
      <number:number number:decimal-places="1" number:min-decimal-places="1" number:min-integer-digits="1" number:grouping="true"/>
    </number:number-style>
    <number:number-style style:name="N466">
      <style:text-properties fo:color="#000000"/>
      <number:number number:decimal-places="1" number:min-decimal-places="1" number:min-integer-digits="1" number:grouping="true"/>
      <style:map style:condition="value()=97" style:apply-style-name="N466P0"/>
    </number:number-style>
    <number:number-style style:name="N468P0" style:volatile="true">
      <style:text-properties fo:color="#ff0000"/>
      <number:number number:decimal-places="1" number:min-decimal-places="1" number:min-integer-digits="1" number:grouping="true"/>
    </number:number-style>
    <number:number-style style:name="N468">
      <style:text-properties fo:color="#000000"/>
      <number:number number:decimal-places="1" number:min-decimal-places="1" number:min-integer-digits="1" number:grouping="true"/>
      <style:map style:condition="value()=97" style:apply-style-name="N468P0"/>
    </number:number-style>
    <number:number-style style:name="N469P0" style:volatile="true">
      <style:text-properties fo:color="#ff0000"/>
      <number:number number:decimal-places="1" number:min-decimal-places="1" number:min-integer-digits="1" number:grouping="true"/>
    </number:number-style>
    <number:number-style style:name="N469">
      <style:text-properties fo:color="#808080"/>
      <number:number number:decimal-places="1" number:min-decimal-places="1" number:min-integer-digits="1" number:grouping="true"/>
      <style:map style:condition="value()=97" style:apply-style-name="N469P0"/>
    </number:number-style>
    <number:number-style style:name="N470P0" style:volatile="true">
      <style:text-properties fo:color="#0000ff"/>
      <number:number number:decimal-places="1" number:min-decimal-places="1" number:min-integer-digits="1" number:grouping="true"/>
    </number:number-style>
    <number:number-style style:name="N470">
      <style:text-properties fo:color="#808080"/>
      <number:number number:decimal-places="1" number:min-decimal-places="1" number:min-integer-digits="1" number:grouping="true"/>
      <style:map style:condition="value()=97" style:apply-style-name="N470P0"/>
    </number:number-style>
    <number:number-style style:name="N471P0" style:volatile="true">
      <number:number number:decimal-places="1" number:min-decimal-places="1" number:min-integer-digits="1" number:grouping="true"/>
    </number:number-style>
    <number:number-style style:name="N471">
      <style:text-properties fo:color="#000000"/>
      <number:number number:decimal-places="1" number:min-decimal-places="1" number:min-integer-digits="1" number:grouping="true"/>
      <style:map style:condition="value()=97" style:apply-style-name="N471P0"/>
    </number:number-style>
    <number:percentage-style style:name="N473P0" style:volatile="true">
      <number:text>+</number:text>
      <number:number number:decimal-places="3" number:min-decimal-places="3" number:min-integer-digits="1"/>
      <number:text loext:blank-width-char="i"> %</number:text>
    </number:percentage-style>
    <number:percentage-style style:name="N473">
      <style:text-properties fo:color="#ff0000"/>
      <number:text>-</number:text>
      <number:number number:decimal-places="3" number:min-decimal-places="3" number:min-integer-digits="1"/>
      <number:text loext:blank-width-char="i"> %</number:text>
      <style:map style:condition="value()&gt;=0" style:apply-style-name="N473P0"/>
    </number:percentage-style>
    <number:percentage-style style:name="N475P0" style:volatile="true">
      <number:text>+</number:text>
      <number:number number:decimal-places="2" number:min-decimal-places="2" number:min-integer-digits="1"/>
      <number:text loext:blank-width-char="i"> %</number:text>
    </number:percentage-style>
    <number:percentage-style style:name="N475">
      <style:text-properties fo:color="#ff0000"/>
      <number:text>-</number:text>
      <number:number number:decimal-places="2" number:min-decimal-places="2" number:min-integer-digits="1"/>
      <number:text loext:blank-width-char="i"> %</number:text>
      <style:map style:condition="value()&gt;=0" style:apply-style-name="N475P0"/>
    </number:percentage-style>
    <number:percentage-style style:name="N476">
      <number:number number:decimal-places="2" number:min-decimal-places="2" number:min-integer-digits="1"/>
      <number:text loext:blank-width-char="i"> % v. Ø GEK</number:text>
    </number:percentage-style>
    <number:number-style style:name="N477">
      <number:number number:decimal-places="19" number:min-decimal-places="19" number:min-integer-digits="1"/>
    </number:number-style>
    <number:number-style style:name="N478">
      <number:number number:decimal-places="20" number:min-decimal-places="20" number:min-integer-digits="1"/>
    </number:number-style>
    <number:number-style style:name="N479">
      <number:text>je </number:text>
      <number:number number:decimal-places="0" number:min-decimal-places="0" number:min-integer-digits="1"/>
      <number:text> Tg.</number:text>
    </number:number-style>
    <number:number-style style:name="N480">
      <number:text>je </number:text>
      <number:number number:decimal-places="0" number:min-decimal-places="0" number:min-integer-digits="1"/>
      <number:text> Stk</number:text>
    </number:number-style>
    <number:number-style style:name="N481">
      <number:number number:decimal-places="0" number:min-decimal-places="0" number:min-integer-digits="1"/>
      <number:text> Tg</number:text>
    </number:number-style>
    <number:number-style style:name="N482">
      <number:number number:decimal-places="0" number:min-decimal-places="0" number:min-integer-digits="1"/>
      <number:text> Stk</number:text>
    </number:number-style>
    <number:number-style style:name="N483">
      <number:number number:decimal-places="2" number:min-decimal-places="2" number:min-integer-digits="1"/>
      <number:text loext:blank-width-char="i"> % Trinkgelder</number:text>
    </number:number-style>
    <number:percentage-style style:name="N485P0" style:volatile="true">
      <number:number number:decimal-places="2" number:min-decimal-places="2" number:min-integer-digits="1" number:grouping="true"/>
      <number:text loext:blank-width-char="i"> %</number:text>
    </number:percentage-style>
    <number:percentage-style style:name="N485">
      <style:text-properties fo:color="#ff0000"/>
      <number:text>-</number:text>
      <number:number number:decimal-places="2" number:min-decimal-places="2" number:min-integer-digits="1" number:grouping="true"/>
      <number:text loext:blank-width-char="i"> %</number:text>
      <style:map style:condition="value()&gt;=0" style:apply-style-name="N485P0"/>
    </number:percentage-style>
    <number:number-style style:name="N486">
      <number:text>Ø </number:text>
      <number:number number:decimal-places="2" number:min-decimal-places="2" number:min-integer-digits="1" number:grouping="true"/>
    </number:number-style>
    <number:currency-style style:name="N48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7">
      <style:text-properties fo:color="#00ff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7P0"/>
    </number:currency-style>
    <number:currency-style style:name="N48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8">
      <style:text-properties fo:color="#0000ff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8P0"/>
    </number:currency-style>
    <number:number-style style:name="N489P0" style:volatile="true">
      <style:text-properties fo:color="#ff0000"/>
      <number:number number:decimal-places="1" number:min-decimal-places="1" number:min-integer-digits="1" number:grouping="true"/>
    </number:number-style>
    <number:number-style style:name="N489">
      <style:text-properties fo:color="#000000"/>
      <number:number number:decimal-places="1" number:min-decimal-places="1" number:min-integer-digits="1" number:grouping="true"/>
      <style:map style:condition="value()=97.5" style:apply-style-name="N489P0"/>
    </number:number-style>
    <number:currency-style style:name="N490">
      <number:text>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BGRL</number:text>
    </number:currency-style>
    <number:currency-style style:name="N491">
      <number:text>BGRL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93P0" style:volatile="true">
      <number:text>=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93">
      <style:text-properties fo:color="#ff0000"/>
      <number:text>=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93P0"/>
    </number:currency-style>
    <number:currency-style style:name="N494P0" style:volatile="true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94">
      <style:text-properties fo:color="#ff0000"/>
      <number:text>=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94P0"/>
    </number:currency-style>
    <number:number-style style:name="N495P0" style:volatile="true">
      <style:text-properties fo:color="#ff0000"/>
      <number:number number:decimal-places="1" number:min-decimal-places="1" number:min-integer-digits="1" number:grouping="true"/>
    </number:number-style>
    <number:number-style style:name="N495">
      <style:text-properties fo:color="#000000"/>
      <number:number number:decimal-places="1" number:min-decimal-places="1" number:min-integer-digits="1" number:grouping="true"/>
      <style:map style:condition="value()=96" style:apply-style-name="N495P0"/>
    </number:number-style>
    <number:percentage-style style:name="N496P0" style:volatile="true">
      <number:number number:decimal-places="2" number:min-decimal-places="2" number:min-integer-digits="1"/>
      <number:text loext:blank-width-char="i"> %</number:text>
    </number:percentage-style>
    <number:percentage-style style:name="N496">
      <style:text-properties fo:color="#ff0000"/>
      <number:text>-</number:text>
      <number:number number:decimal-places="2" number:min-decimal-places="2" number:min-integer-digits="1"/>
      <number:text loext:blank-width-char="i"> %</number:text>
      <style:map style:condition="value()&gt;=0" style:apply-style-name="N496P0"/>
    </number:percentage-style>
    <number:number-style style:name="N497P0" style:volatile="true">
      <style:text-properties fo:color="#ff0000"/>
      <number:number number:decimal-places="1" number:min-decimal-places="1" number:min-integer-digits="1" number:grouping="true"/>
    </number:number-style>
    <number:number-style style:name="N497">
      <style:text-properties fo:color="#000000"/>
      <number:number number:decimal-places="1" number:min-decimal-places="1" number:min-integer-digits="1" number:grouping="true"/>
      <style:map style:condition="value()=7" style:apply-style-name="N497P0"/>
    </number:number-style>
    <number:number-style style:name="N499P0" style:volatile="true">
      <number:number number:decimal-places="2" number:min-decimal-places="2" number:min-integer-digits="1" number:grouping="true"/>
      <number:text loext:blank-width-char="i"> €</number:text>
    </number:number-style>
    <number:number-style style:name="N499">
      <number:text>-</number:text>
      <number:number number:decimal-places="2" number:min-decimal-places="2" number:min-integer-digits="1" number:grouping="true"/>
      <number:text loext:blank-width-char="i"> €</number:text>
      <style:map style:condition="value()&gt;=0" style:apply-style-name="N499P0"/>
    </number:number-style>
    <number:number-style style:name="N500">
      <number:number number:decimal-places="0" number:min-decimal-places="0" number:min-integer-digits="0"/>
    </number:number-style>
    <number:number-style style:name="N501P0" style:volatile="true">
      <style:text-properties fo:color="#ff0000"/>
      <number:number number:decimal-places="1" number:min-decimal-places="1" number:min-integer-digits="1" number:grouping="true"/>
    </number:number-style>
    <number:number-style style:name="N501">
      <style:text-properties fo:color="#000000"/>
      <number:number number:decimal-places="1" number:min-decimal-places="1" number:min-integer-digits="1" number:grouping="true"/>
      <style:map style:condition="value()=96.5" style:apply-style-name="N501P0"/>
    </number:number-style>
    <number:date-style style:name="N503P0" style:volatile="true">
      <style:text-properties fo:color="#ff0000"/>
      <number:day/>
      <number:text>. </number:text>
      <number:month number:textual="true"/>
      <number:text> </number:text>
      <number:year/>
    </number:date-style>
    <number:date-style style:name="N503">
      <style:text-properties fo:color="#000000"/>
      <number:day/>
      <number:text>. </number:text>
      <number:month number:textual="true"/>
      <number:text> </number:text>
      <number:year/>
      <style:map style:condition="value()=0" style:apply-style-name="N503P0"/>
    </number:date-style>
    <number:date-style style:name="N505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05">
      <style:text-properties fo:color="#000000"/>
      <number:day number:style="long"/>
      <number:text>.</number:text>
      <number:month number:style="long"/>
      <number:text>.</number:text>
      <number:year/>
      <style:map style:condition="value()=0" style:apply-style-name="N505P0"/>
    </number:date-style>
    <number:date-style style:name="N506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06">
      <style:text-properties fo:color="#000000"/>
      <number:day number:style="long"/>
      <number:text>.</number:text>
      <number:month number:style="long"/>
      <number:text>.</number:text>
      <number:year/>
      <style:map style:condition="value()=45381" style:apply-style-name="N506P0"/>
    </number:date-style>
    <number:number-style style:name="N508P0" style:volatile="true">
      <style:text-properties fo:color="#ff0000"/>
      <number:number number:decimal-places="0" number:min-decimal-places="0" number:min-integer-digits="1" number:grouping="true"/>
    </number:number-style>
    <number:number-style style:name="N508">
      <style:text-properties fo:color="#000000"/>
      <number:number number:decimal-places="0" number:min-decimal-places="0" number:min-integer-digits="1" number:grouping="true"/>
      <style:map style:condition="value()=80" style:apply-style-name="N508P0"/>
    </number:number-style>
    <number:number-style style:name="N509P0" style:volatile="true">
      <style:text-properties fo:color="#ff0000"/>
      <number:number number:decimal-places="0" number:min-decimal-places="0" number:min-integer-digits="1" number:grouping="true"/>
    </number:number-style>
    <number:number-style style:name="N509P1" style:volatile="true">
      <style:text-properties fo:color="#ff0000"/>
      <number:number number:decimal-places="0" number:min-decimal-places="0" number:min-integer-digits="1" number:grouping="true"/>
    </number:number-style>
    <number:number-style style:name="N509">
      <style:text-properties fo:color="#000000"/>
      <number:number number:decimal-places="0" number:min-decimal-places="0" number:min-integer-digits="1" number:grouping="true"/>
      <style:map style:condition="value()=120" style:apply-style-name="N509P0"/>
      <style:map style:condition="value()=80" style:apply-style-name="N509P1"/>
    </number:number-style>
    <number:number-style style:name="N511P0" style:volatile="true">
      <style:text-properties fo:color="#ff00ff"/>
      <number:number number:decimal-places="0" number:min-decimal-places="0" number:min-integer-digits="1" number:grouping="true"/>
    </number:number-style>
    <number:number-style style:name="N511P1" style:volatile="true">
      <style:text-properties fo:color="#ff0000"/>
      <number:number number:decimal-places="0" number:min-decimal-places="0" number:min-integer-digits="1" number:grouping="true"/>
    </number:number-style>
    <number:number-style style:name="N511">
      <style:text-properties fo:color="#000000"/>
      <number:number number:decimal-places="0" number:min-decimal-places="0" number:min-integer-digits="1" number:grouping="true"/>
      <style:map style:condition="value()=120" style:apply-style-name="N511P0"/>
      <style:map style:condition="value()=80" style:apply-style-name="N511P1"/>
    </number:number-style>
    <number:number-style style:name="N512P0" style:volatile="true">
      <style:text-properties fo:color="#ff00ff"/>
      <number:number number:decimal-places="0" number:min-decimal-places="0" number:min-integer-digits="1" number:grouping="true"/>
    </number:number-style>
    <number:number-style style:name="N512P1" style:volatile="true">
      <style:text-properties fo:color="#ff00ff"/>
      <number:number number:decimal-places="0" number:min-decimal-places="0" number:min-integer-digits="1" number:grouping="true"/>
    </number:number-style>
    <number:number-style style:name="N512">
      <style:text-properties fo:color="#000000"/>
      <number:number number:decimal-places="0" number:min-decimal-places="0" number:min-integer-digits="1" number:grouping="true"/>
      <style:map style:condition="value()=120" style:apply-style-name="N512P0"/>
      <style:map style:condition="value()=80" style:apply-style-name="N512P1"/>
    </number:number-style>
    <number:number-style style:name="N514P0" style:volatile="true">
      <style:text-properties fo:color="#00ff00"/>
      <number:number number:decimal-places="0" number:min-decimal-places="0" number:min-integer-digits="1" number:grouping="true"/>
    </number:number-style>
    <number:number-style style:name="N514P1" style:volatile="true">
      <style:text-properties fo:color="#ff0000"/>
      <number:number number:decimal-places="0" number:min-decimal-places="0" number:min-integer-digits="1" number:grouping="true"/>
    </number:number-style>
    <number:number-style style:name="N514">
      <style:text-properties fo:color="#000000"/>
      <number:number number:decimal-places="0" number:min-decimal-places="0" number:min-integer-digits="1" number:grouping="true"/>
      <style:map style:condition="value()=120" style:apply-style-name="N514P0"/>
      <style:map style:condition="value()=80" style:apply-style-name="N514P1"/>
    </number:number-style>
    <number:number-style style:name="N516P0" style:volatile="true">
      <style:text-properties fo:color="#0000ff"/>
      <number:number number:decimal-places="0" number:min-decimal-places="0" number:min-integer-digits="1" number:grouping="true"/>
    </number:number-style>
    <number:number-style style:name="N516P1" style:volatile="true">
      <style:text-properties fo:color="#ff0000"/>
      <number:number number:decimal-places="0" number:min-decimal-places="0" number:min-integer-digits="1" number:grouping="true"/>
    </number:number-style>
    <number:number-style style:name="N516">
      <style:text-properties fo:color="#000000"/>
      <number:number number:decimal-places="0" number:min-decimal-places="0" number:min-integer-digits="1" number:grouping="true"/>
      <style:map style:condition="value()=120" style:apply-style-name="N516P0"/>
      <style:map style:condition="value()=80" style:apply-style-name="N516P1"/>
    </number:number-style>
    <number:percentage-style style:name="N517">
      <number:number number:decimal-places="1" number:min-decimal-places="1" number:min-integer-digits="1"/>
      <number:text loext:blank-width-char="i"> %</number:text>
    </number:percentage-style>
    <number:date-style style:name="N518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18">
      <style:text-properties fo:color="#000000"/>
      <number:day number:style="long"/>
      <number:text>.</number:text>
      <number:month number:style="long"/>
      <number:text>.</number:text>
      <number:year/>
      <style:map style:condition="value()=45394" style:apply-style-name="N518P0"/>
    </number:date-style>
    <number:number-style style:name="N519">
      <number:number number:decimal-places="2" number:min-decimal-places="2" number:min-integer-digits="1"/>
      <number:text loext:blank-width-char="i"> d</number:text>
    </number:number-style>
    <number:number-style style:name="N520P0" style:volatile="true">
      <number:number number:decimal-places="2" number:min-decimal-places="2" number:min-integer-digits="1"/>
      <number:text loext:blank-width-char="i"> d</number:text>
    </number:number-style>
    <number:number-style style:name="N520">
      <style:text-properties fo:color="#ff0000"/>
      <number:text>-</number:text>
      <number:number number:decimal-places="2" number:min-decimal-places="2" number:min-integer-digits="1"/>
      <number:text loext:blank-width-char="i"> d</number:text>
      <style:map style:condition="value()&gt;=0" style:apply-style-name="N520P0"/>
    </number:number-style>
    <number:time-style style:name="N521" number:truncate-on-overflow="false">
      <number:hours/>
      <number:text>:</number:text>
      <number:minutes number:style="long"/>
      <number:text loext:blank-width-char="i"> h</number:text>
    </number:time-style>
    <number:currency-style style:name="N523P0" style:volatile="true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523">
      <style:text-properties fo:color="#ff0000"/>
      <number:text>-</number:text>
      <number:currency-symbol number:language="en" number:country="US">$</number:currency-symbol>
      <number:text> </number:text>
      <number:number number:decimal-places="2" number:min-decimal-places="2" number:min-integer-digits="1" number:grouping="true"/>
      <style:map style:condition="value()&gt;=0" style:apply-style-name="N523P0"/>
    </number:currency-style>
    <number:currency-style style:name="N524">
      <number:text>Aufpreis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</number:currency-style>
    <number:currency-style style:name="N525P0" style:volatile="true">
      <number:text>Aufpreis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</number:currency-style>
    <number:currency-style style:name="N525">
      <style:text-properties fo:color="#ff0000"/>
      <number:text>Aufpreis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  <style:map style:condition="value()&gt;=0" style:apply-style-name="N525P0"/>
    </number:currency-style>
    <number:currency-style style:name="N526">
      <number:text>Spread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27">
      <number:text>Aufpreis =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</number:currency-style>
    <number:currency-style style:name="N528">
      <number:text>Aufpreis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oz</number:text>
    </number:currency-style>
    <number:currency-style style:name="N529">
      <number:text>Aufpreis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0">
      <number:text>∑ Aufpreis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1">
      <number:text>Aufgeld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2">
      <number:text>∑ Aufgeld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percentage-style style:name="N533">
      <number:text>∑ Aufgeld = </number:text>
      <number:number number:decimal-places="2" number:min-decimal-places="2" number:min-integer-digits="1"/>
      <number:text loext:blank-width-char="i"> %</number:text>
    </number:percentage-style>
    <number:percentage-style style:name="N534">
      <number:text>Spread = </number:text>
      <number:number number:decimal-places="2" number:min-decimal-places="2" number:min-integer-digits="1"/>
      <number:text loext:blank-width-char="i"> %</number:text>
    </number:percentage-style>
    <number:currency-style style:name="N535P0" style:volatile="true">
      <number:text>∑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5">
      <style:text-properties fo:color="#ff0000"/>
      <number:text>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35P0"/>
    </number:currency-style>
    <number:currency-style style:name="N537P0" style:volatile="true">
      <number:text>∑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7">
      <style:text-properties fo:color="#ff0000"/>
      <number:text>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37P0"/>
    </number:currency-style>
    <number:currency-style style:name="N539P0" style:volatile="true">
      <number:text>∑ Rohstoffwert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9">
      <style:text-properties fo:color="#ff0000"/>
      <number:text>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39P0"/>
    </number:currency-style>
    <number:currency-style style:name="N541P0" style:volatile="true">
      <number:text>∑ AU 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41">
      <style:text-properties fo:color="#ff0000"/>
      <number:text>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41P0"/>
    </number:currency-style>
    <number:percentage-style style:name="N542P0" style:volatile="true">
      <number:number number:decimal-places="2" number:min-decimal-places="2" number:min-integer-digits="1"/>
      <number:text>%</number:text>
    </number:percentage-style>
    <number:percentage-style style:name="N54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42P0"/>
    </number:percentage-style>
    <number:date-style style:name="N543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43">
      <style:text-properties fo:color="#000000"/>
      <number:day number:style="long"/>
      <number:text>.</number:text>
      <number:month number:style="long"/>
      <number:text>.</number:text>
      <number:year/>
      <style:map style:condition="value()=45422" style:apply-style-name="N543P0"/>
    </number:date-style>
    <number:date-style style:name="N544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44">
      <style:text-properties fo:color="#000000"/>
      <number:day number:style="long"/>
      <number:text>.</number:text>
      <number:month number:style="long"/>
      <number:text>.</number:text>
      <number:year/>
      <style:map style:condition="value()=45434" style:apply-style-name="N544P0"/>
    </number:date-style>
    <number:date-style style:name="N545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45">
      <style:text-properties fo:color="#000000"/>
      <number:day number:style="long"/>
      <number:text>.</number:text>
      <number:month number:style="long"/>
      <number:text>.</number:text>
      <number:year/>
      <style:map style:condition="value()=45442" style:apply-style-name="N545P0"/>
    </number:date-style>
    <number:number-style style:name="N546">
      <number:number number:decimal-places="2" number:min-decimal-places="2" number:min-integer-digits="1" number:grouping="true"/>
      <number:text> g Au</number:text>
    </number:number-style>
    <number:number-style style:name="N547">
      <number:text>5 oz Feingold = 5 x 31,1034786 g = </number:text>
      <number:number number:decimal-places="7" number:min-decimal-places="7" number:min-integer-digits="1" number:grouping="true"/>
      <number:text> g Au</number:text>
    </number:number-style>
    <number:number-style style:name="N548">
      <number:text>Krügerrand 2 Rd (1967) 7,988 g 917er = </number:text>
      <number:number number:decimal-places="3" number:min-decimal-places="3" number:min-integer-digits="1" number:grouping="true"/>
      <number:text> g Au</number:text>
    </number:number-style>
    <number:number-style style:name="N549">
      <number:text>Indian Head 2½ $ (1909) 4,170 g 900er = </number:text>
      <number:number number:decimal-places="3" number:min-decimal-places="3" number:min-integer-digits="1" number:grouping="true"/>
      <number:text> g Au</number:text>
    </number:number-style>
    <number:number-style style:name="N550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552P0" style:volatile="true">
      <number:month/>
      <number:text>/</number:text>
      <number:day/>
      <number:text>/</number:text>
      <number:year/>
    </number:date-style>
    <number:text-style style:name="N552">
      <number:text-content/>
      <style:map style:condition="value()&lt;=1.7976931348623157E+308" style:apply-style-name="N552P0"/>
    </number:text-style>
    <number:date-style style:name="N553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53">
      <style:text-properties fo:color="#000000"/>
      <number:day number:style="long"/>
      <number:text>.</number:text>
      <number:month number:style="long"/>
      <number:text>.</number:text>
      <number:year/>
      <style:map style:condition="value()=45476" style:apply-style-name="N553P0"/>
    </number:date-style>
    <number:date-style style:name="N554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54">
      <style:text-properties fo:color="#000000"/>
      <number:day number:style="long"/>
      <number:text>.</number:text>
      <number:month number:style="long"/>
      <number:text>.</number:text>
      <number:year/>
      <style:map style:condition="value()=45481" style:apply-style-name="N554P0"/>
    </number:date-style>
    <number:number-style style:name="N555">
      <number:number number:decimal-places="3" number:min-decimal-places="3" number:min-integer-digits="1" number:grouping="true"/>
      <number:text> y</number:text>
    </number:number-style>
    <number:number-style style:name="N557P0" style:volatile="true">
      <number:number number:decimal-places="3" number:min-decimal-places="3" number:min-integer-digits="1"/>
      <number:text> oz</number:text>
    </number:number-style>
    <number:number-style style:name="N557">
      <style:text-properties fo:color="#ff0000"/>
      <number:text>-</number:text>
      <number:number number:decimal-places="3" number:min-decimal-places="3" number:min-integer-digits="1"/>
      <number:text> oz</number:text>
      <style:map style:condition="value()&gt;=0" style:apply-style-name="N557P0"/>
    </number:number-style>
    <number:number-style style:name="N559P0" style:volatile="true">
      <number:number number:decimal-places="2" number:min-decimal-places="2" number:min-integer-digits="1"/>
      <number:text> oz</number:text>
    </number:number-style>
    <number:number-style style:name="N559">
      <style:text-properties fo:color="#ff0000"/>
      <number:text>-</number:text>
      <number:number number:decimal-places="2" number:min-decimal-places="2" number:min-integer-digits="1"/>
      <number:text> oz</number:text>
      <style:map style:condition="value()&gt;=0" style:apply-style-name="N559P0"/>
    </number:number-style>
    <number:number-style style:name="N560">
      <number:text>∑ </number:text>
      <number:number number:decimal-places="2" number:min-decimal-places="2" number:min-integer-digits="1"/>
      <number:text> oz</number:text>
    </number:number-style>
    <number:number-style style:name="N561">
      <number:text>∑ </number:text>
      <number:number number:decimal-places="3" number:min-decimal-places="3" number:min-integer-digits="1"/>
      <number:text> oz</number:text>
    </number:number-style>
    <number:date-style style:name="N562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62">
      <style:text-properties fo:color="#000000"/>
      <number:day number:style="long"/>
      <number:text>.</number:text>
      <number:month number:style="long"/>
      <number:text>.</number:text>
      <number:year/>
      <style:map style:condition="value()=45512" style:apply-style-name="N562P0"/>
    </number:date-style>
    <number:number-style style:name="N563P0" style:volatile="true">
      <style:text-properties fo:color="#ff0000"/>
      <number:number number:decimal-places="1" number:min-decimal-places="1" number:min-integer-digits="1" number:grouping="true"/>
    </number:number-style>
    <number:number-style style:name="N563">
      <style:text-properties fo:color="#000000"/>
      <number:number number:decimal-places="1" number:min-decimal-places="1" number:min-integer-digits="1" number:grouping="true"/>
      <style:map style:condition="value()=95" style:apply-style-name="N563P0"/>
    </number:number-style>
    <number:date-style style:name="N564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64">
      <style:text-properties fo:color="#000000"/>
      <number:day number:style="long"/>
      <number:text>.</number:text>
      <number:month number:style="long"/>
      <number:text>.</number:text>
      <number:year/>
      <style:map style:condition="value()=45515" style:apply-style-name="N564P0"/>
    </number:date-style>
    <number:number-style style:name="N565P0" style:volatile="true">
      <number:number number:decimal-places="0" number:min-decimal-places="0" number:min-integer-digits="1"/>
      <number:text> Tg</number:text>
    </number:number-style>
    <number:number-style style:name="N565">
      <style:text-properties fo:color="#ff0000"/>
      <number:text>-</number:text>
      <number:number number:decimal-places="0" number:min-decimal-places="0" number:min-integer-digits="1"/>
      <number:text> Tg</number:text>
      <style:map style:condition="value()&gt;=0" style:apply-style-name="N565P0"/>
    </number:number-style>
    <number:number-style style:name="N566P0" style:volatile="true">
      <style:text-properties fo:color="#ff0000"/>
      <number:number number:decimal-places="1" number:min-decimal-places="1" number:min-integer-digits="1" number:grouping="true"/>
    </number:number-style>
    <number:number-style style:name="N566">
      <style:text-properties fo:color="#000000"/>
      <number:number number:decimal-places="1" number:min-decimal-places="1" number:min-integer-digits="1" number:grouping="true"/>
      <style:map style:condition="value()=95.5" style:apply-style-name="N566P0"/>
    </number:number-style>
    <number:number-style style:name="N567P0" style:volatile="true">
      <style:text-properties fo:color="#ff0000"/>
      <number:number number:decimal-places="1" number:min-decimal-places="1" number:min-integer-digits="1" number:grouping="true"/>
    </number:number-style>
    <number:number-style style:name="N567">
      <style:text-properties fo:color="#000000"/>
      <number:number number:decimal-places="1" number:min-decimal-places="1" number:min-integer-digits="1" number:grouping="true"/>
      <style:map style:condition="value()=6.9" style:apply-style-name="N567P0"/>
    </number:number-style>
    <number:date-style style:name="N568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68">
      <style:text-properties fo:color="#000000"/>
      <number:day number:style="long"/>
      <number:text>.</number:text>
      <number:month number:style="long"/>
      <number:text>.</number:text>
      <number:year/>
      <style:map style:condition="value()=45534" style:apply-style-name="N568P0"/>
    </number:date-style>
    <number:date-style style:name="N569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69">
      <style:text-properties fo:color="#000000"/>
      <number:day number:style="long"/>
      <number:text>.</number:text>
      <number:month number:style="long"/>
      <number:text>.</number:text>
      <number:year/>
      <style:map style:condition="value()=45543" style:apply-style-name="N569P0"/>
    </number:date-style>
    <number:number-style style:name="N570P0" style:volatile="true">
      <style:text-properties fo:color="#ff0000"/>
      <number:number number:decimal-places="1" number:min-decimal-places="1" number:min-integer-digits="1" number:grouping="true"/>
    </number:number-style>
    <number:number-style style:name="N570">
      <style:text-properties fo:color="#000000"/>
      <number:number number:decimal-places="1" number:min-decimal-places="1" number:min-integer-digits="1" number:grouping="true"/>
      <style:map style:condition="value()=7.1" style:apply-style-name="N570P0"/>
    </number:number-style>
    <number:date-style style:name="N571P0" style:volatile="true">
      <style:text-properties fo:color="#ff0000"/>
      <number:day number:style="long"/>
      <number:text>.</number:text>
      <number:month number:style="long"/>
      <number:text>.</number:text>
      <number:year/>
    </number:date-style>
    <number:date-style style:name="N571">
      <style:text-properties fo:color="#000000"/>
      <number:day number:style="long"/>
      <number:text>.</number:text>
      <number:month number:style="long"/>
      <number:text>.</number:text>
      <number:year/>
      <style:map style:condition="value()=45571" style:apply-style-name="N571P0"/>
    </number:date-style>
    <number:number-style style:name="N572">
      <number:number number:decimal-places="0" number:min-decimal-places="0" number:min-integer-digits="2"/>
    </number:number-style>
    <number:date-style style:name="N573">
      <number:day number:style="long"/>
      <number:text>.</number:text>
      <number:month number:style="long"/>
    </number:date-style>
    <number:date-style style:name="N574">
      <number:day number:style="long"/>
      <number:text>.</number:text>
      <number:month number:style="long"/>
      <number:text>.</number:text>
    </number:date-style>
    <number:number-style style:name="N575">
      <number:number number:decimal-places="2" number:min-decimal-places="2" number:min-integer-digits="1"/>
      <number:text loext:blank-width-char="%">   </number:text>
    </number:number-style>
    <number:number-style style:name="N576">
      <number:number number:decimal-places="2" number:min-decimal-places="2" number:min-integer-digits="1"/>
      <number:text loext:blank-width-char="i"> _i p.a.</number:text>
    </number:number-style>
    <number:currency-style style:name="N577"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 loext:blank-width-char="i"> /Tg.</number:text>
    </number:currency-style>
    <number:currency-style style:name="N57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 loext:blank-width-char="i"> /Tg.</number:text>
    </number:currency-style>
    <number:currency-style style:name="N57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 loext:blank-width-char="i"> /Tg.</number:text>
      <style:map style:condition="value()&gt;=0" style:apply-style-name="N578P0"/>
    </number:currency-style>
    <number:currency-style style:name="N57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579"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579P0"/>
    </number:currency-style>
    <number:currency-style style:name="N581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  <number:text loext:blank-width-char="i"> /Tg.</number:text>
    </number:currency-style>
    <number:currency-style style:name="N581"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number:text loext:blank-width-char="i"> /Tg.</number:text>
      <style:map style:condition="value()&gt;=0" style:apply-style-name="N581P0"/>
    </number:currency-style>
    <number:currency-style style:name="N58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 loext:blank-width-char="i"> /Tg.</number:text>
    </number:currency-style>
    <number:currency-style style:name="N583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 loext:blank-width-char="i"> /Tg.</number:text>
      <style:map style:condition="value()&gt;=0" style:apply-style-name="N583P0"/>
    </number:currency-style>
    <number:number-style style:name="N584P0" style:volatile="true">
      <style:text-properties fo:color="#ff0000"/>
      <number:number number:decimal-places="1" number:min-decimal-places="1" number:min-integer-digits="1" number:grouping="true"/>
    </number:number-style>
    <number:number-style style:name="N584">
      <style:text-properties fo:color="#000000"/>
      <number:number number:decimal-places="1" number:min-decimal-places="1" number:min-integer-digits="1" number:grouping="true"/>
      <style:map style:condition="value()=98" style:apply-style-name="N584P0"/>
    </number:number-style>
    <number:percentage-style style:name="N585P0" style:volatile="true">
      <number:number number:decimal-places="4" number:min-decimal-places="4" number:min-integer-digits="1"/>
      <number:text> %</number:text>
    </number:percentage-style>
    <number:percentage-style style:name="N585">
      <style:text-properties fo:color="#ff0000"/>
      <number:text>-</number:text>
      <number:number number:decimal-places="4" number:min-decimal-places="4" number:min-integer-digits="1"/>
      <number:text> %</number:text>
      <style:map style:condition="value()&gt;=0" style:apply-style-name="N585P0"/>
    </number:percentage-style>
    <number:currency-style style:name="N587P0" style:volatile="true">
      <number:text>Sparpläne &amp; Investitionen: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58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  <style:map style:condition="value()&gt;=0" style:apply-style-name="N587P0"/>
    </number:currency-style>
    <number:currency-style style:name="N588">
      <number:text>=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y</number:text>
    </number:currency-style>
    <number:currency-style style:name="N589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y</number:text>
    </number:currency-style>
    <number:percentage-style style:name="N590">
      <number:text>plus </number:text>
      <number:number number:decimal-places="2" number:min-decimal-places="2" number:min-integer-digits="1"/>
      <number:text> %</number:text>
    </number:percentage-style>
    <number:percentage-style style:name="N592P0" style:volatile="true">
      <number:number number:decimal-places="2" number:min-decimal-places="2" number:min-integer-digits="1" number:grouping="true"/>
      <number:text> %</number:text>
    </number:percentage-style>
    <number:percentage-style style:name="N592">
      <style:text-properties fo:color="#ff0000"/>
      <number:text>-</number:text>
      <number:number number:decimal-places="2" number:min-decimal-places="2" number:min-integer-digits="1" number:grouping="true"/>
      <number:text> %</number:text>
      <style:map style:condition="value()&gt;=0" style:apply-style-name="N592P0"/>
    </number:percentage-style>
    <number:percentage-style style:name="N594P0" style:volatile="true">
      <number:number number:decimal-places="3" number:min-decimal-places="3" number:min-integer-digits="1" number:grouping="true"/>
      <number:text> %</number:text>
    </number:percentage-style>
    <number:percentage-style style:name="N594">
      <style:text-properties fo:color="#ff0000"/>
      <number:text>-</number:text>
      <number:number number:decimal-places="3" number:min-decimal-places="3" number:min-integer-digits="1" number:grouping="true"/>
      <number:text> %</number:text>
      <style:map style:condition="value()&gt;=0" style:apply-style-name="N594P0"/>
    </number:percentage-style>
    <number:percentage-style style:name="N595P0" style:volatile="true">
      <number:number number:decimal-places="3" number:min-decimal-places="3" number:min-integer-digits="1"/>
      <number:text loext:blank-width-char="i"> %</number:text>
    </number:percentage-style>
    <number:percentage-style style:name="N595">
      <style:text-properties fo:color="#ff0000"/>
      <number:text>-</number:text>
      <number:number number:decimal-places="3" number:min-decimal-places="3" number:min-integer-digits="1"/>
      <number:text loext:blank-width-char="I"> %</number:text>
      <style:map style:condition="value()&gt;=0" style:apply-style-name="N595P0"/>
    </number:percentage-style>
    <number:percentage-style style:name="N596">
      <number:number number:decimal-places="3" number:min-decimal-places="3" number:min-integer-digits="1" number:grouping="true"/>
      <number:text>%</number:text>
    </number:percentage-style>
    <number:percentage-style style:name="N597P0" style:volatile="true">
      <number:number number:decimal-places="3" number:min-decimal-places="3" number:min-integer-digits="1" number:grouping="true"/>
      <number:text>%</number:text>
    </number:percentage-style>
    <number:percentage-style style:name="N597">
      <style:text-properties fo:color="#ff0000"/>
      <number:text>-</number:text>
      <number:number number:decimal-places="3" number:min-decimal-places="3" number:min-integer-digits="1" number:grouping="true"/>
      <number:text>%</number:text>
      <style:map style:condition="value()&gt;=0" style:apply-style-name="N597P0"/>
    </number:percentage-style>
    <number:percentage-style style:name="N599P0" style:volatile="true">
      <number:number number:decimal-places="3" number:min-decimal-places="3" number:min-integer-digits="1" number:grouping="true"/>
      <number:text loext:blank-width-char="i"> %</number:text>
    </number:percentage-style>
    <number:percentage-style style:name="N599">
      <style:text-properties fo:color="#ff0000"/>
      <number:text>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599P0"/>
    </number:percentage-style>
    <number:currency-style style:name="N600"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Tg.</number:text>
    </number:currency-style>
    <number:currency-style style:name="N60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Tg.</number:text>
    </number:currency-style>
    <number:currency-style style:name="N601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Tg.</number:text>
      <style:map style:condition="value()&gt;=0" style:apply-style-name="N601P0"/>
    </number:currency-style>
    <number:percentage-style style:name="N602">
      <number:text loext:blank-width-char="i1">= </number:text>
      <number:number number:decimal-places="3" number:min-decimal-places="3" number:min-integer-digits="1"/>
      <number:text loext:blank-width-char="i"> %</number:text>
    </number:percentage-style>
    <number:percentage-style style:name="N603">
      <number:text>∑ = </number:text>
      <number:number number:decimal-places="3" number:min-decimal-places="3" number:min-integer-digits="1"/>
      <number:text loext:blank-width-char="i"> %</number:text>
    </number:percentage-style>
    <number:percentage-style style:name="N604">
      <number:text>= </number:text>
      <number:number number:decimal-places="3" number:min-decimal-places="3" number:min-integer-digits="1"/>
      <number:text loext:blank-width-char="i"> %</number:text>
    </number:percentage-style>
    <number:percentage-style style:name="N605">
      <number:number number:decimal-places="2" number:min-decimal-places="2" number:min-integer-digits="1" number:grouping="true"/>
      <number:text>%</number:text>
    </number:percentage-style>
    <number:percentage-style style:name="N606P0" style:volatile="true">
      <number:number number:decimal-places="2" number:min-decimal-places="2" number:min-integer-digits="1" number:grouping="true"/>
      <number:text>%</number:text>
    </number:percentage-style>
    <number:percentage-style style:name="N60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606P0"/>
    </number:percentage-style>
    <number:number-style style:name="N607">
      <number:number number:decimal-places="2" number:min-decimal-places="2" number:min-integer-digits="1"/>
      <number:text>"_i%</number:text>
    </number:number-style>
    <number:percentage-style style:name="N608">
      <number:text>plus </number:text>
      <number:number number:decimal-places="2" number:min-decimal-places="2" number:min-integer-digits="1"/>
      <number:text loext:blank-width-char="i"> %</number:text>
    </number:percentage-style>
    <number:number-style style:name="N609">
      <number:number number:decimal-places="6" number:min-decimal-places="6" number:min-integer-digits="1"/>
      <number:text> Anteile</number:text>
    </number:number-style>
    <number:number-style style:name="N610">
      <number:number number:decimal-places="6" number:min-decimal-places="6" number:min-integer-digits="1"/>
      <number:text> Stück</number:text>
    </number:number-style>
    <number:number-style style:name="N612P0" style:volatile="true">
      <number:text>£</number:text>
      <number:number number:decimal-places="0" number:min-decimal-places="0" number:min-integer-digits="1" number:grouping="true"/>
    </number:number-style>
    <number:number-style style:name="N612">
      <number:text>-£</number:text>
      <number:number number:decimal-places="0" number:min-decimal-places="0" number:min-integer-digits="1" number:grouping="true"/>
      <style:map style:condition="value()&gt;=0" style:apply-style-name="N612P0"/>
    </number:number-style>
    <number:number-style style:name="N613P0" style:volatile="true">
      <number:text>£</number:text>
      <number:number number:decimal-places="0" number:min-decimal-places="0" number:min-integer-digits="1" number:grouping="true"/>
    </number:number-style>
    <number:number-style style:name="N6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613P0"/>
    </number:number-style>
    <number:number-style style:name="N615P0" style:volatile="true">
      <number:text>£</number:text>
      <number:number number:decimal-places="2" number:min-decimal-places="2" number:min-integer-digits="1" number:grouping="true"/>
    </number:number-style>
    <number:number-style style:name="N615">
      <number:text>-£</number:text>
      <number:number number:decimal-places="2" number:min-decimal-places="2" number:min-integer-digits="1" number:grouping="true"/>
      <style:map style:condition="value()&gt;=0" style:apply-style-name="N615P0"/>
    </number:number-style>
    <number:number-style style:name="N616P0" style:volatile="true">
      <number:text>£</number:text>
      <number:number number:decimal-places="2" number:min-decimal-places="2" number:min-integer-digits="1" number:grouping="true"/>
    </number:number-style>
    <number:number-style style:name="N6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616P0"/>
    </number:number-style>
    <number:number-style style:name="N62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2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20P2" style:volatile="true">
      <number:text loext:blank-width-char="-"> </number:text>
      <number:fill-character> </number:fill-character>
      <number:text>- _-</number:text>
    </number:number-style>
    <number:text-style style:name="N620">
      <number:text loext:blank-width-char="-"> </number:text>
      <number:text-content/>
      <number:text loext:blank-width-char="-"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number-style style:name="N624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24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24P2" style:volatile="true">
      <number:text loext:blank-width-char="-"> £</number:text>
      <number:fill-character> </number:fill-character>
      <number:text>- _-</number:text>
    </number:number-style>
    <number:text-style style:name="N624">
      <number:text loext:blank-width-char="-"> </number:text>
      <number:text-content/>
      <number:text loext:blank-width-char="-"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8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628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628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628">
      <number:text loext:blank-width-char="-"> </number:text>
      <number:text-content/>
      <number:text loext:blank-width-char="-"> </number:text>
      <style:map style:condition="value()&gt;0" style:apply-style-name="N628P0"/>
      <style:map style:condition="value()&lt;0" style:apply-style-name="N628P1"/>
      <style:map style:condition="value()=0" style:apply-style-name="N628P2"/>
    </number:text-style>
    <number:number-style style:name="N630P0" style:volatile="true">
      <number:number number:decimal-places="4" number:min-decimal-places="4" number:min-integer-digits="1" number:grouping="true"/>
      <number:text loext:blank-width-char=" "> </number:text>
    </number:number-style>
    <number:number-style style:name="N630">
      <number:text>-</number:text>
      <number:number number:decimal-places="4" number:min-decimal-places="4" number:min-integer-digits="1" number:grouping="true"/>
      <number:text> </number:text>
      <style:map style:condition="value()&gt;=0" style:apply-style-name="N630P0"/>
    </number:number-style>
    <number:number-style style:name="N6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6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631">
      <number:text loext:blank-width-char="-"> </number:text>
      <number:text-content/>
      <number:text loext:blank-width-char="-"> </number:text>
      <style:map style:condition="value()&gt;0" style:apply-style-name="N631P0"/>
      <style:map style:condition="value()&lt;0" style:apply-style-name="N631P1"/>
      <style:map style:condition="value()=0" style:apply-style-name="N631P2"/>
    </number:text-style>
    <number:number-style style:name="N632">
      <number:number number:decimal-places="0" number:min-decimal-places="0" number:min-integer-digits="1"/>
      <number:text loext:blank-width-char="i"> Tage</number:text>
    </number:number-style>
    <number:percentage-style style:name="N633">
      <number:number number:decimal-places="6" number:min-decimal-places="6" number:min-integer-digits="1"/>
      <number:text>%</number:text>
    </number:percentage-style>
    <number:percentage-style style:name="N634">
      <number:number number:decimal-places="7" number:min-decimal-places="7" number:min-integer-digits="1"/>
      <number:text>%</number:text>
    </number:percentage-style>
    <number:percentage-style style:name="N635">
      <number:number number:decimal-places="8" number:min-decimal-places="8" number:min-integer-digits="1"/>
      <number:text>%</number:text>
    </number:percentage-style>
    <number:number-style style:name="N636">
      <number:number number:decimal-places="2" number:min-decimal-places="2" number:min-integer-digits="1"/>
      <number:text loext:blank-width-char="i"> %/y</number:text>
    </number:number-style>
    <number:percentage-style style:name="N637">
      <number:number number:decimal-places="9" number:min-decimal-places="9" number:min-integer-digits="1"/>
      <number:text>%</number:text>
    </number:percentage-style>
    <number:percentage-style style:name="N638">
      <number:number number:decimal-places="10" number:min-decimal-places="10" number:min-integer-digits="1"/>
      <number:text>%</number:text>
    </number:percentage-style>
    <number:percentage-style style:name="N639">
      <number:number number:decimal-places="11" number:min-decimal-places="11" number:min-integer-digits="1"/>
      <number:text>%</number:text>
    </number:percentage-style>
    <number:percentage-style style:name="N640">
      <number:number number:decimal-places="12" number:min-decimal-places="12" number:min-integer-digits="1"/>
      <number:text>%</number:text>
    </number:percentage-style>
    <number:percentage-style style:name="N641">
      <number:number number:decimal-places="13" number:min-decimal-places="13" number:min-integer-digits="1"/>
      <number:text>%</number:text>
    </number:percentage-style>
    <number:percentage-style style:name="N642">
      <number:number number:decimal-places="14" number:min-decimal-places="14" number:min-integer-digits="1"/>
      <number:text>%</number:text>
    </number:percentage-style>
    <number:percentage-style style:name="N643">
      <number:number number:decimal-places="6" number:min-decimal-places="6" number:min-integer-digits="1"/>
      <number:text loext:blank-width-char="i"> %</number:text>
    </number:percentage-style>
    <number:number-style style:name="N645P0" style:volatile="true">
      <number:number number:decimal-places="0" number:min-decimal-places="0" number:min-integer-digits="1" number:grouping="true"/>
      <number:text> €</number:text>
    </number:number-style>
    <number:number-style style:name="N6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645P0"/>
    </number:number-style>
    <number:number-style style:name="N646P0" style:volatile="true">
      <number:number number:decimal-places="0" number:min-decimal-places="0" number:min-integer-digits="1" number:grouping="true"/>
      <number:text> €</number:text>
    </number:number-style>
    <number:number-style style:name="N6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646P0"/>
    </number:number-style>
    <number:number-style style:name="N648P0" style:volatile="true">
      <number:number number:decimal-places="2" number:min-decimal-places="2" number:min-integer-digits="1" number:grouping="true"/>
      <number:text> €</number:text>
    </number:number-style>
    <number:number-style style:name="N6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648P0"/>
    </number:number-style>
    <number:number-style style:name="N649P0" style:volatile="true">
      <number:number number:decimal-places="2" number:min-decimal-places="2" number:min-integer-digits="1" number:grouping="true"/>
      <number:text> €</number:text>
    </number:number-style>
    <number:number-style style:name="N6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649P0"/>
    </number:number-style>
    <number:date-style style:name="N650">
      <number:day number:style="long"/>
      <number:text>. </number:text>
      <number:month number:textual="true"/>
      <number:text> </number:text>
      <number:year/>
    </number:date-style>
    <number:date-style style:name="N651">
      <number:month number:textual="true"/>
      <number:text> </number:text>
      <number:year/>
    </number:date-style>
    <number:time-style style:name="N652">
      <number:hours/>
      <number:text>:</number:text>
      <number:minutes number:style="long"/>
      <number:text> </number:text>
      <number:am-pm/>
    </number:time-style>
    <number:time-style style:name="N6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65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655P0"/>
    </number:number-style>
    <number:number-style style:name="N65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65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656P0"/>
    </number:number-style>
    <number:number-style style:name="N6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658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658P0"/>
    </number:number-style>
    <number:number-style style:name="N65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659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659P0"/>
    </number:number-style>
    <number:number-style style:name="N6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6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663P2" style:volatile="true">
      <number:text loext:blank-width-char="-"> </number:text>
      <number:fill-character> </number:fill-character>
      <number:text loext:blank-width-char="€2_-4">-    </number:text>
    </number:number-style>
    <number:text-style style:name="N663">
      <number:text loext:blank-width-char="-"> </number:text>
      <number:text-content/>
      <number:text loext:blank-width-char="-"> </number:text>
      <style:map style:condition="value()&gt;0" style:apply-style-name="N663P0"/>
      <style:map style:condition="value()&lt;0" style:apply-style-name="N663P1"/>
      <style:map style:condition="value()=0" style:apply-style-name="N663P2"/>
    </number:text-style>
    <number:number-style style:name="N66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66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667P2" style:volatile="true">
      <number:text loext:blank-width-char="-"> </number:text>
      <number:fill-character> </number:fill-character>
      <number:text loext:blank-width-char="-3">- € </number:text>
    </number:number-style>
    <number:text-style style:name="N667">
      <number:text loext:blank-width-char="-"> </number:text>
      <number:text-content/>
      <number:text loext:blank-width-char="-"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67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67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671">
      <number:text loext:blank-width-char="-"> </number:text>
      <number:text-content/>
      <number:text loext:blank-width-char="-"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number-style style:name="N67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67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67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675">
      <number:text loext:blank-width-char="-"> </number:text>
      <number:text-content/>
      <number:text loext:blank-width-char="-"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time-style style:name="N67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677P0" style:volatile="true">
      <number:number number:decimal-places="0" number:min-decimal-places="0" number:min-integer-digits="1" number:grouping="true"/>
    </number:number-style>
    <number:number-style style:name="N67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677P0"/>
    </number:number-style>
    <number:currency-style style:name="N67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67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679P0"/>
    </number:currency-style>
    <number:currency-style style:name="N68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68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681P0"/>
    </number:currency-style>
    <number:number-style style:name="N682">
      <number:text>∑ </number:text>
      <number:number number:decimal-places="6" number:min-decimal-places="6" number:min-integer-digits="1"/>
      <number:text> oz</number:text>
    </number:number-style>
    <number:currency-style style:name="N68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Tg.</number:text>
    </number:currency-style>
    <number:currency-style style:name="N684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Tg.</number:text>
      <style:map style:condition="value()&gt;=0" style:apply-style-name="N684P0"/>
    </number:currency-style>
    <number:percentage-style style:name="N685">
      <number:number number:decimal-places="2" number:min-decimal-places="2" number:min-integer-digits="1"/>
      <number:text loext:blank-width-char="i"> %/y</number:text>
    </number:percentage-style>
    <number:percentage-style style:name="N686">
      <number:text>= +</number:text>
      <number:number number:decimal-places="2" number:min-decimal-places="2" number:min-integer-digits="1"/>
      <number:text loext:blank-width-char="i"> %</number:text>
    </number:percentage-style>
    <number:number-style style:name="N687">
      <number:number number:decimal-places="2" number:min-decimal-places="2" number:min-integer-digits="1"/>
      <number:text loext:blank-width-char="i"> "%</number:text>
    </number:number-style>
    <number:number-style style:name="N688">
      <number:number number:decimal-places="1" number:min-decimal-places="1" number:min-integer-digits="1" number:grouping="true"/>
      <number:text loext:blank-width-char="i"> Jahre</number:text>
    </number:number-style>
    <number:percentage-style style:name="N689">
      <number:text>+ </number:text>
      <number:number number:decimal-places="2" number:min-decimal-places="2" number:min-integer-digits="1"/>
      <number:text loext:blank-width-char="i"> %</number:text>
    </number:percentage-style>
    <number:percentage-style style:name="N690P0" style:volatile="true">
      <number:number number:decimal-places="3" number:min-decimal-places="3" number:min-integer-digits="1"/>
      <number:text loext:blank-width-char="i"> %</number:text>
    </number:percentage-style>
    <number:percentage-style style:name="N690">
      <style:text-properties fo:color="#ff0000"/>
      <number:text>-</number:text>
      <number:number number:decimal-places="3" number:min-decimal-places="3" number:min-integer-digits="1"/>
      <number:text loext:blank-width-char="i"> %</number:text>
      <style:map style:condition="value()&gt;=0" style:apply-style-name="N690P0"/>
    </number:percentage-style>
    <number:percentage-style style:name="N692P0" style:volatile="true">
      <number:number number:decimal-places="2" number:min-decimal-places="2" number:min-integer-digits="1"/>
      <number:text loext:blank-width-char="I"> %</number:text>
    </number:percentage-style>
    <number:percentage-style style:name="N692">
      <style:text-properties fo:color="#ff0000"/>
      <number:text>-</number:text>
      <number:number number:decimal-places="2" number:min-decimal-places="2" number:min-integer-digits="1"/>
      <number:text loext:blank-width-char="i"> %</number:text>
      <style:map style:condition="value()&gt;=0" style:apply-style-name="N692P0"/>
    </number:percentage-style>
    <number:percentage-style style:name="N693P0" style:volatile="true">
      <number:number number:decimal-places="3" number:min-decimal-places="3" number:min-integer-digits="1"/>
      <number:text> %</number:text>
    </number:percentage-style>
    <number:percentage-style style:name="N693">
      <style:text-properties fo:color="#ff0000"/>
      <number:text>-</number:text>
      <number:number number:decimal-places="3" number:min-decimal-places="3" number:min-integer-digits="1"/>
      <number:text> %</number:text>
      <style:map style:condition="value()&gt;=0" style:apply-style-name="N693P0"/>
    </number:percentage-style>
    <number:percentage-style style:name="N694">
      <number:number number:decimal-places="5" number:min-decimal-places="5" number:min-integer-digits="1"/>
      <number:text loext:blank-width-char="i"> %</number:text>
    </number:percentage-style>
    <number:percentage-style style:name="N695">
      <number:number number:decimal-places="4" number:min-decimal-places="4" number:min-integer-digits="1"/>
      <number:text loext:blank-width-char="i"> %</number:text>
    </number:percentage-style>
    <number:currency-style style:name="N69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69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697P0"/>
    </number:currency-style>
    <number:number-style style:name="N698">
      <number:number number:decimal-places="1" number:min-decimal-places="1" number:min-integer-digits="0"/>
    </number:number-style>
    <number:number-style style:name="N699">
      <number:number number:decimal-places="1" number:min-decimal-places="1" number:min-integer-digits="2"/>
    </number:number-style>
    <number:percentage-style style:name="N700">
      <number:number number:decimal-places="0" number:min-decimal-places="0" number:min-integer-digits="1"/>
      <number:text loext:blank-width-char="i"> %</number:text>
    </number:percentage-style>
    <number:number-style style:name="N701P0" style:volatile="true">
      <number:text>~ </number:text>
      <number:number number:decimal-places="2" number:min-decimal-places="2" number:min-integer-digits="1"/>
      <number:text> Jahre</number:text>
    </number:number-style>
    <number:number-style style:name="N701">
      <style:text-properties fo:color="#ff0000"/>
      <number:text>~ -</number:text>
      <number:number number:decimal-places="2" number:min-decimal-places="2" number:min-integer-digits="1"/>
      <number:text> Jahre</number:text>
      <style:map style:condition="value()&gt;=0" style:apply-style-name="N701P0"/>
    </number:number-style>
    <number:number-style style:name="N702">
      <number:number number:decimal-places="3" number:min-decimal-places="3" number:min-integer-digits="1" number:grouping="true"/>
      <number:text> g Au</number:text>
    </number:number-style>
    <number:number-style style:name="N703P0" style:volatile="true">
      <style:text-properties fo:color="#00ff00"/>
      <number:number number:decimal-places="1" number:min-decimal-places="1" number:min-integer-digits="1" number:grouping="true"/>
    </number:number-style>
    <number:number-style style:name="N703">
      <style:text-properties fo:color="#000000"/>
      <number:number number:decimal-places="1" number:min-decimal-places="1" number:min-integer-digits="1" number:grouping="true"/>
      <style:map style:condition="value()=98" style:apply-style-name="N703P0"/>
    </number:number-style>
    <number:number-style style:name="N704P0" style:volatile="true">
      <style:text-properties fo:color="#0000ff"/>
      <number:number number:decimal-places="1" number:min-decimal-places="1" number:min-integer-digits="1" number:grouping="true"/>
    </number:number-style>
    <number:number-style style:name="N704">
      <style:text-properties fo:color="#000000"/>
      <number:number number:decimal-places="1" number:min-decimal-places="1" number:min-integer-digits="1" number:grouping="true"/>
      <style:map style:condition="value()=98" style:apply-style-name="N704P0"/>
    </number:number-style>
    <number:number-style style:name="N705">
      <number:text>5 oz Feingold = 5 x 31,1034786 g = </number:text>
      <number:number number:decimal-places="7" number:min-decimal-places="7" number:min-integer-digits="1" number:grouping="true"/>
      <number:text> g</number:text>
    </number:number-style>
    <number:currency-style style:name="N707P0" style:volatile="true">
      <number:text>Performance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07">
      <style:text-properties fo:color="#ff0000"/>
      <number:text>Performance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07P0"/>
    </number:currency-style>
    <number:currency-style style:name="N709P0" style:volatile="true">
      <number:text>Rendite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09">
      <style:text-properties fo:color="#ff0000"/>
      <number:text>Rendite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09P0"/>
    </number:currency-style>
    <number:percentage-style style:name="N711P0" style:volatile="true">
      <number:text>Rendite </number:text>
      <number:number number:decimal-places="2" number:min-decimal-places="2" number:min-integer-digits="1" number:grouping="true"/>
      <number:text loext:blank-width-char="i"> %</number:text>
    </number:percentage-style>
    <number:percentage-style style:name="N711">
      <style:text-properties fo:color="#ff0000"/>
      <number:text>Rendite -</number:text>
      <number:number number:decimal-places="2" number:min-decimal-places="2" number:min-integer-digits="1" number:grouping="true"/>
      <number:text loext:blank-width-char="i"> %</number:text>
      <style:map style:condition="value()&gt;=0" style:apply-style-name="N711P0"/>
    </number:percentage-style>
    <number:percentage-style style:name="N713P0" style:volatile="true">
      <number:text>Rendite </number:text>
      <number:number number:decimal-places="3" number:min-decimal-places="3" number:min-integer-digits="1" number:grouping="true"/>
      <number:text loext:blank-width-char="i"> %</number:text>
    </number:percentage-style>
    <number:percentage-style style:name="N713">
      <style:text-properties fo:color="#ff0000"/>
      <number:text>Rendite 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713P0"/>
    </number:percentage-style>
    <number:currency-style style:name="N715P0" style:volatile="true">
      <style:text-properties fo:color="#ff0000"/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1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15P0"/>
    </number:currency-style>
    <number:currency-style style:name="N716">
      <number:text>∑ 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 loext:blank-width-char="i"> /Tg.</number:text>
    </number:currency-style>
    <number:currency-style style:name="N717"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m</number:text>
    </number:currency-style>
    <number:percentage-style style:name="N719P0" style:volatile="true">
      <number:text>Distance </number:text>
      <number:number number:decimal-places="3" number:min-decimal-places="3" number:min-integer-digits="1" number:grouping="true"/>
      <number:text loext:blank-width-char="i"> %</number:text>
    </number:percentage-style>
    <number:percentage-style style:name="N719">
      <style:text-properties fo:color="#ff0000"/>
      <number:text>Distance 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719P0"/>
    </number:percentage-style>
    <number:currency-style style:name="N721P0" style:volatile="true">
      <number:number number:decimal-places="15" number:min-decimal-places="15" number:min-integer-digits="1" number:grouping="true"/>
      <number:text> </number:text>
      <number:currency-symbol number:language="de" number:country="DE">€</number:currency-symbol>
    </number:currency-style>
    <number:currency-style style:name="N721">
      <style:text-properties fo:color="#ff0000"/>
      <number:text>-</number:text>
      <number:number number:decimal-places="15" number:min-decimal-places="15" number:min-integer-digits="1" number:grouping="true"/>
      <number:text> </number:text>
      <number:currency-symbol number:language="de" number:country="DE">€</number:currency-symbol>
      <style:map style:condition="value()&gt;=0" style:apply-style-name="N721P0"/>
    </number:currency-style>
    <number:currency-style style:name="N723P0" style:volatile="true">
      <number:number number:decimal-places="16" number:min-decimal-places="16" number:min-integer-digits="1" number:grouping="true"/>
      <number:text> </number:text>
      <number:currency-symbol number:language="de" number:country="DE">€</number:currency-symbol>
    </number:currency-style>
    <number:currency-style style:name="N723">
      <style:text-properties fo:color="#ff0000"/>
      <number:text>-</number:text>
      <number:number number:decimal-places="16" number:min-decimal-places="16" number:min-integer-digits="1" number:grouping="true"/>
      <number:text> </number:text>
      <number:currency-symbol number:language="de" number:country="DE">€</number:currency-symbol>
      <style:map style:condition="value()&gt;=0" style:apply-style-name="N723P0"/>
    </number:currency-style>
    <number:currency-style style:name="N725P0" style:volatile="true">
      <number:number number:decimal-places="17" number:min-decimal-places="17" number:min-integer-digits="1" number:grouping="true"/>
      <number:text> </number:text>
      <number:currency-symbol number:language="de" number:country="DE">€</number:currency-symbol>
    </number:currency-style>
    <number:currency-style style:name="N725">
      <style:text-properties fo:color="#ff0000"/>
      <number:text>-</number:text>
      <number:number number:decimal-places="17" number:min-decimal-places="17" number:min-integer-digits="1" number:grouping="true"/>
      <number:text> </number:text>
      <number:currency-symbol number:language="de" number:country="DE">€</number:currency-symbol>
      <style:map style:condition="value()&gt;=0" style:apply-style-name="N725P0"/>
    </number:currency-style>
    <number:currency-style style:name="N727P0" style:volatile="true">
      <number:number number:decimal-places="18" number:min-decimal-places="18" number:min-integer-digits="1" number:grouping="true"/>
      <number:text> </number:text>
      <number:currency-symbol number:language="de" number:country="DE">€</number:currency-symbol>
    </number:currency-style>
    <number:currency-style style:name="N727">
      <style:text-properties fo:color="#ff0000"/>
      <number:text>-</number:text>
      <number:number number:decimal-places="18" number:min-decimal-places="18" number:min-integer-digits="1" number:grouping="true"/>
      <number:text> </number:text>
      <number:currency-symbol number:language="de" number:country="DE">€</number:currency-symbol>
      <style:map style:condition="value()&gt;=0" style:apply-style-name="N727P0"/>
    </number:currency-style>
    <number:currency-style style:name="N729P0" style:volatile="true">
      <number:number number:decimal-places="19" number:min-decimal-places="19" number:min-integer-digits="1" number:grouping="true"/>
      <number:text> </number:text>
      <number:currency-symbol number:language="de" number:country="DE">€</number:currency-symbol>
    </number:currency-style>
    <number:currency-style style:name="N729">
      <style:text-properties fo:color="#ff0000"/>
      <number:text>-</number:text>
      <number:number number:decimal-places="19" number:min-decimal-places="19" number:min-integer-digits="1" number:grouping="true"/>
      <number:text> </number:text>
      <number:currency-symbol number:language="de" number:country="DE">€</number:currency-symbol>
      <style:map style:condition="value()&gt;=0" style:apply-style-name="N729P0"/>
    </number:currency-style>
    <number:currency-style style:name="N731P0" style:volatile="true">
      <number:number number:decimal-places="20" number:min-decimal-places="20" number:min-integer-digits="1" number:grouping="true"/>
      <number:text> </number:text>
      <number:currency-symbol number:language="de" number:country="DE">€</number:currency-symbol>
    </number:currency-style>
    <number:currency-style style:name="N731">
      <style:text-properties fo:color="#ff0000"/>
      <number:text>-</number:text>
      <number:number number:decimal-places="20" number:min-decimal-places="20" number:min-integer-digits="1" number:grouping="true"/>
      <number:text> </number:text>
      <number:currency-symbol number:language="de" number:country="DE">€</number:currency-symbol>
      <style:map style:condition="value()&gt;=0" style:apply-style-name="N731P0"/>
    </number:currency-style>
    <number:number-style style:name="N732">
      <number:text>= </number:text>
      <number:number number:decimal-places="2" number:min-decimal-places="2" number:min-integer-digits="1" number:grouping="true"/>
      <number:text> y</number:text>
    </number:number-style>
    <number:currency-style style:name="N7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73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734P0"/>
    </number:currency-style>
    <number:currency-style style:name="N736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736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736P0"/>
    </number:currency-style>
    <number:date-style style:name="N737">
      <number:day-of-week/>
      <number:text> </number:text>
      <number:day number:style="long"/>
      <number:text>.</number:text>
    </number:date-style>
    <number:percentage-style style:name="N738">
      <style:text-properties fo:color="#ff0000"/>
      <number:number number:decimal-places="2" number:min-decimal-places="2" number:min-integer-digits="1" number:grouping="true"/>
      <number:text>%</number:text>
    </number:percentage-style>
    <number:percentage-style style:name="N739P0" style:volatile="true">
      <style:text-properties fo:color="#ff0000"/>
      <number:number number:decimal-places="2" number:min-decimal-places="2" number:min-integer-digits="1" number:grouping="true"/>
      <number:text>%</number:text>
    </number:percentage-style>
    <number:percentage-style style:name="N739">
      <number:text>-</number:text>
      <number:number number:decimal-places="2" number:min-decimal-places="2" number:min-integer-digits="1" number:grouping="true"/>
      <number:text>%</number:text>
      <style:map style:condition="value()&gt;=0" style:apply-style-name="N739P0"/>
    </number:percentage-style>
    <number:percentage-style style:name="N741P0" style:volatile="true">
      <style:text-properties fo:color="#ff0000"/>
      <number:number number:decimal-places="2" number:min-decimal-places="2" number:min-integer-digits="1" number:grouping="true"/>
      <number:text loext:blank-width-char="i"> %</number:text>
    </number:percentage-style>
    <number:percentage-style style:name="N741">
      <number:text>-</number:text>
      <number:number number:decimal-places="2" number:min-decimal-places="2" number:min-integer-digits="1" number:grouping="true"/>
      <number:text loext:blank-width-char="i"> %</number:text>
      <style:map style:condition="value()&gt;=0" style:apply-style-name="N741P0"/>
    </number:percentage-style>
    <number:date-style style:name="N742">
      <number:day-of-week/>
      <number:text> </number:text>
      <number:day number:style="long"/>
      <number:text>.</number:text>
      <number:month number:style="long"/>
      <number:text>.</number:text>
    </number:date-style>
    <number:percentage-style style:name="N744P0" style:volatile="true">
      <number:number number:decimal-places="2" number:min-decimal-places="2" number:min-integer-digits="1" number:grouping="true"/>
      <number:text> %</number:text>
    </number:percentage-style>
    <number:percentage-style style:name="N744">
      <style:text-properties fo:color="#ff0000"/>
      <number:text>-</number:text>
      <number:number number:decimal-places="2" number:min-decimal-places="2" number:min-integer-digits="1" number:grouping="true"/>
      <number:text> %</number:text>
      <style:map style:condition="value()&gt;=0" style:apply-style-name="N744P0"/>
    </number:percentage-style>
    <number:currency-style style:name="N745P0" style:volatile="true">
      <style:text-properties fo:color="#ff0000"/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number-style style:name="N745">
      <number:number number:min-integer-digits="1"/>
      <style:map style:condition="value()=40000" style:apply-style-name="N745P0"/>
    </number:number-style>
    <number:currency-style style:name="N746P0" style:volatile="true">
      <style:text-properties fo:color="#ff0000"/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6">
      <style:text-properties fo:color="#000000"/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=40000" style:apply-style-name="N746P0"/>
    </number:currency-style>
    <number:number-style style:name="N748P0" style:volatile="true">
      <number:text/>
    </number:number-style>
    <number:currency-style style:name="N748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0" style:apply-style-name="N748P0"/>
    </number:currency-style>
    <number:currency-style style:name="N750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0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7" style:apply-style-name="N750P0"/>
    </number:currency-style>
    <number:currency-style style:name="N751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1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51P0"/>
    </number:currency-style>
    <number:currency-style style:name="N752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2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0" style:apply-style-name="N752P0"/>
    </number:currency-style>
    <number:currency-style style:name="N754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4P1" style:volatile="true">
      <style:text-properties fo:color="#0000ff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4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54P0"/>
      <style:map style:condition="value()=13000" style:apply-style-name="N754P1"/>
    </number:currency-style>
    <number:currency-style style:name="N756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6P1" style:volatile="true">
      <style:text-properties fo:color="#00ff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6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56P0"/>
      <style:map style:condition="value()=13000" style:apply-style-name="N756P1"/>
    </number:currency-style>
    <number:currency-style style:name="N758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8P1" style:volatile="true">
      <style:text-properties fo:color="#00ffff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58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58P0"/>
      <style:map style:condition="value()=13000" style:apply-style-name="N758P1"/>
    </number:currency-style>
    <number:currency-style style:name="N760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0P1" style:volatile="true">
      <style:text-properties fo:color="#ffff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0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60P0"/>
      <style:map style:condition="value()=13000" style:apply-style-name="N760P1"/>
    </number:currency-style>
    <number:currency-style style:name="N762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2P1" style:volatile="true">
      <style:text-properties fo:color="#ff00ff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2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62P0"/>
      <style:map style:condition="value()=13000" style:apply-style-name="N762P1"/>
    </number:currency-style>
    <number:currency-style style:name="N763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3P1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763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000" style:apply-style-name="N763P0"/>
      <style:map style:condition="value()=13000" style:apply-style-name="N763P1"/>
    </number:currency-style>
    <number:date-style style:name="N765P0" style:volatile="true">
      <style:text-properties fo:color="#ff0000"/>
      <number:month number:style="long" number:textual="true"/>
    </number:date-style>
    <number:date-style style:name="N765">
      <style:text-properties fo:color="#000000"/>
      <number:month number:style="long" number:textual="true"/>
      <style:map style:condition="value()=0" style:apply-style-name="N765P0"/>
    </number:date-style>
    <number:date-style style:name="N766P0" style:volatile="true">
      <style:text-properties fo:color="#ff0000"/>
      <number:month number:style="long" number:textual="true"/>
    </number:date-style>
    <number:date-style style:name="N766">
      <style:text-properties fo:color="#000000"/>
      <number:month number:style="long" number:textual="true"/>
      <style:map style:condition="value()=5" style:apply-style-name="N766P0"/>
    </number:date-style>
    <number:currency-style style:name="N76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76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768P0"/>
    </number:currency-style>
    <number:currency-style style:name="N770P0" style:volatile="true">
      <number:text>Gold &amp; ETFs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70">
      <style:text-properties fo:color="#ff0000"/>
      <number:text>Gold &amp; ETFs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70P0"/>
    </number:currency-style>
    <number:currency-style style:name="N772P0" style:volatile="true">
      <number:text>Invests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72">
      <style:text-properties fo:color="#ff0000"/>
      <number:text>Invests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72P0"/>
    </number:currency-style>
    <number:currency-style style:name="N774P0" style:volatile="true">
      <number:text>Investrendite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74">
      <style:text-properties fo:color="#ff0000"/>
      <number:text>Investrendite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74P0"/>
    </number:currency-style>
    <number:currency-style style:name="N776P0" style:volatile="true">
      <number:text>GEI-Rente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76">
      <style:text-properties fo:color="#ff0000"/>
      <number:text>GEI-Rente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76P0"/>
    </number:currency-style>
    <number:currency-style style:name="N778P0" style:volatile="true">
      <number:text>Rendite-∑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78">
      <style:text-properties fo:color="#ff0000"/>
      <number:text>Rendite-∑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78P0"/>
    </number:currency-style>
    <number:currency-style style:name="N780P0" style:volatile="true">
      <number:text>ETFs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80">
      <style:text-properties fo:color="#ff0000"/>
      <number:text>E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80P0"/>
    </number:currency-style>
    <number:currency-style style:name="N781P0" style:volatile="true">
      <number:text>ETFs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81">
      <style:text-properties fo:color="#ff0000"/>
      <number:text>ETFs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81P0"/>
    </number:currency-style>
    <number:percentage-style style:name="N783P0" style:volatile="true">
      <number:text>ETFs </number:text>
      <number:number number:decimal-places="3" number:min-decimal-places="3" number:min-integer-digits="1" number:grouping="true"/>
      <number:text loext:blank-width-char="i"> %</number:text>
    </number:percentage-style>
    <number:percentage-style style:name="N783">
      <style:text-properties fo:color="#ff0000"/>
      <number:text>ETFs 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783P0"/>
    </number:percentage-style>
    <number:currency-style style:name="N785P0" style:volatile="true">
      <number:text>Gold+ETFs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85">
      <style:text-properties fo:color="#ff0000"/>
      <number:text>Gold+ETFs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85P0"/>
    </number:currency-style>
    <number:number-style style:name="N786">
      <number:number number:decimal-places="0" number:min-decimal-places="0" number:min-integer-digits="1"/>
      <number:text> Banktage</number:text>
    </number:number-style>
    <number:number-style style:name="N787">
      <number:text>= </number:text>
      <number:number number:decimal-places="0" number:min-decimal-places="0" number:min-integer-digits="1"/>
      <number:text> Tage</number:text>
    </number:number-style>
    <number:number-style style:name="N788">
      <number:text>= </number:text>
      <number:number number:decimal-places="0" number:min-decimal-places="0" number:min-integer-digits="1"/>
      <number:text> Jahre</number:text>
    </number:number-style>
    <number:number-style style:name="N789">
      <number:text>= </number:text>
      <number:number number:decimal-places="3" number:min-decimal-places="3" number:min-integer-digits="1">
        <number:embedded-text number:position="-3"> Jahre</number:embedded-text>
      </number:number>
    </number:number-style>
    <number:number-style style:name="N790">
      <number:text>= </number:text>
      <number:number number:decimal-places="2" number:min-decimal-places="2" number:min-integer-digits="1"/>
      <number:text> Jahre</number:text>
    </number:number-style>
    <number:percentage-style style:name="N791">
      <number:number number:decimal-places="2" number:min-decimal-places="2" number:min-integer-digits="1"/>
      <number:text loext:blank-width-char="i"> % Abgaben</number:text>
    </number:percentage-style>
    <number:number-style style:name="N792P0" style:volatile="true">
      <style:text-properties fo:color="#ff0000"/>
      <number:number number:decimal-places="1" number:min-decimal-places="1" number:min-integer-digits="1" number:grouping="true"/>
    </number:number-style>
    <number:number-style style:name="N792">
      <style:text-properties fo:color="#000000"/>
      <number:number number:decimal-places="1" number:min-decimal-places="1" number:min-integer-digits="1" number:grouping="true"/>
      <style:map style:condition="value()=99" style:apply-style-name="N792P0"/>
    </number:number-style>
    <number:number-style style:name="N793P0" style:volatile="true">
      <style:text-properties fo:color="#ff0000"/>
      <number:number number:decimal-places="1" number:min-decimal-places="1" number:min-integer-digits="1" number:grouping="true"/>
    </number:number-style>
    <number:number-style style:name="N793">
      <style:text-properties fo:color="#000000"/>
      <number:number number:decimal-places="1" number:min-decimal-places="1" number:min-integer-digits="1" number:grouping="true"/>
      <style:map style:condition="value()=98.5" style:apply-style-name="N793P0"/>
    </number:number-style>
    <number:number-style style:name="N794P0" style:volatile="true">
      <style:text-properties fo:color="#ff0000"/>
      <number:number number:decimal-places="1" number:min-decimal-places="1" number:min-integer-digits="1" number:grouping="true"/>
    </number:number-style>
    <number:number-style style:name="N794">
      <style:text-properties fo:color="#000000"/>
      <number:number number:decimal-places="1" number:min-decimal-places="1" number:min-integer-digits="1" number:grouping="true"/>
      <style:map style:condition="value()=7.6" style:apply-style-name="N794P0"/>
    </number:number-style>
    <number:number-style style:name="N795P0" style:volatile="true">
      <style:text-properties fo:color="#ff0000"/>
      <number:number number:decimal-places="1" number:min-decimal-places="1" number:min-integer-digits="1" number:grouping="true"/>
    </number:number-style>
    <number:number-style style:name="N795">
      <style:text-properties fo:color="#000000"/>
      <number:number number:decimal-places="1" number:min-decimal-places="1" number:min-integer-digits="1" number:grouping="true"/>
      <style:map style:condition="value()=7.2" style:apply-style-name="N795P0"/>
    </number:number-style>
    <number:percentage-style style:name="N797P0" style:volatile="true">
      <number:text>ETF-Distance </number:text>
      <number:number number:decimal-places="3" number:min-decimal-places="3" number:min-integer-digits="1" number:grouping="true"/>
      <number:text loext:blank-width-char="i"> %</number:text>
    </number:percentage-style>
    <number:percentage-style style:name="N797">
      <style:text-properties fo:color="#ff0000"/>
      <number:text>Distance 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797P0"/>
    </number:percentage-style>
    <number:percentage-style style:name="N798P0" style:volatile="true">
      <number:text>ETF-Distance </number:text>
      <number:number number:decimal-places="3" number:min-decimal-places="3" number:min-integer-digits="1" number:grouping="true"/>
      <number:text loext:blank-width-char="i"> %</number:text>
    </number:percentage-style>
    <number:percentage-style style:name="N798">
      <style:text-properties fo:color="#ff0000"/>
      <number:text>ETF-Distance -</number:text>
      <number:number number:decimal-places="3" number:min-decimal-places="3" number:min-integer-digits="1" number:grouping="true"/>
      <number:text loext:blank-width-char="i"> %</number:text>
      <style:map style:condition="value()&gt;=0" style:apply-style-name="N798P0"/>
    </number:percentage-style>
    <number:currency-style style:name="N800P0" style:volatile="true">
      <number:text>Ø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800">
      <style:text-properties fo:color="#ff0000"/>
      <number:text>Ø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  <style:map style:condition="value()&gt;=0" style:apply-style-name="N800P0"/>
    </number:currency-style>
    <number:currency-style style:name="N801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801">
      <style:text-properties fo:color="#00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99" style:apply-style-name="N801P0"/>
    </number:currency-style>
    <number:currency-style style:name="N802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802">
      <style:text-properties fo:color="#00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3000" style:apply-style-name="N802P0"/>
    </number:currency-style>
    <number:currency-style style:name="N803P0" style:volatile="true">
      <style:text-properties fo:color="#ff0000"/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803">
      <style:text-properties fo:color="#000000"/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=3000" style:apply-style-name="N803P0"/>
    </number:currency-style>
    <number:currency-style style:name="N804P0" style:volatile="tru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804"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804P0"/>
    </number:currency-style>
    <number:currency-style style:name="N805P0" style:volatile="true">
      <number:number number:decimal-places="6" number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805">
      <number:text>-</number:text>
      <number:number number:decimal-places="6" number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805P0"/>
    </number:currency-style>
    <number:currency-style style:name="N806P0" style:volatile="true">
      <number:number number:decimal-places="7" number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806">
      <number:text>-</number:text>
      <number:number number:decimal-places="7" number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806P0"/>
    </number:currency-style>
    <number:currency-style style:name="N807P0" style:volatile="true">
      <number:number number:decimal-places="8" number:min-decimal-places="8" number:min-integer-digits="1" number:grouping="true"/>
      <number:text> </number:text>
      <number:currency-symbol number:language="de" number:country="DE">€</number:currency-symbol>
    </number:currency-style>
    <number:currency-style style:name="N807">
      <number:text>-</number:text>
      <number:number number:decimal-places="8" number:min-decimal-places="8" number:min-integer-digits="1" number:grouping="true"/>
      <number:text> </number:text>
      <number:currency-symbol number:language="de" number:country="DE">€</number:currency-symbol>
      <style:map style:condition="value()&gt;=0" style:apply-style-name="N807P0"/>
    </number:currency-style>
    <number:currency-style style:name="N808P0" style:volatile="true">
      <number:number number:decimal-places="9" number:min-decimal-places="9" number:min-integer-digits="1" number:grouping="true"/>
      <number:text> </number:text>
      <number:currency-symbol number:language="de" number:country="DE">€</number:currency-symbol>
    </number:currency-style>
    <number:currency-style style:name="N808">
      <number:text>-</number:text>
      <number:number number:decimal-places="9" number:min-decimal-places="9" number:min-integer-digits="1" number:grouping="true"/>
      <number:text> </number:text>
      <number:currency-symbol number:language="de" number:country="DE">€</number:currency-symbol>
      <style:map style:condition="value()&gt;=0" style:apply-style-name="N808P0"/>
    </number:currency-style>
    <number:currency-style style:name="N810P0" style:volatile="true">
      <number:text>Δ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">
      <style:text-properties fo:color="#ff0000"/>
      <number:text>Δ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P0"/>
    </number:currency-style>
    <number:percentage-style style:name="N812P0" style:volatile="true">
      <number:text>ETF-Distance </number:text>
      <number:number number:decimal-places="3" number:min-decimal-places="3" number:min-integer-digits="1" number:grouping="true"/>
      <number:text>%</number:text>
    </number:percentage-style>
    <number:percentage-style style:name="N812">
      <style:text-properties fo:color="#ff0000"/>
      <number:text>ETF-Distance -</number:text>
      <number:number number:decimal-places="3" number:min-decimal-places="3" number:min-integer-digits="1" number:grouping="true"/>
      <number:text>%</number:text>
      <style:map style:condition="value()&gt;=0" style:apply-style-name="N812P0"/>
    </number:percentage-style>
    <number:currency-style style:name="N813">
      <number:text>+ 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Tg.</number:text>
    </number:currency-style>
    <number:currency-style style:name="N814">
      <number:text>+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Tg.</number:text>
    </number:currency-style>
    <number:currency-style style:name="N815">
      <number:text>+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816">
      <number:text>+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8P0" style:volatile="true">
      <number:text>∆ 24 auf 25: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8">
      <style:text-properties fo:color="#ff0000"/>
      <number:text>∆ 24 auf 25: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8P0"/>
    </number:currency-style>
    <number:currency-style style:name="N820P0" style:volatile="true">
      <number:text>∆ zu 2024: 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820">
      <style:text-properties fo:color="#ff0000"/>
      <number:text>∆ zu 2024: 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20P0"/>
    </number:currency-style>
    <number:currency-style style:name="N822P0" style:volatile="true">
      <style:text-properties fo:color="#ff0000"/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822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822P0"/>
    </number:currency-style>
    <number:currency-style style:name="N824P0" style:volatile="true">
      <style:text-properties fo:color="#000000"/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824P1" style:volatile="true">
      <style:text-properties fo:color="#ff0000"/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824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=0" style:apply-style-name="N824P0"/>
      <style:map style:condition="value()&lt;0" style:apply-style-name="N824P1"/>
    </number:currency-style>
    <number:currency-style style:name="N825">
      <number:text>+ 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827P0" style:volatile="true">
      <number:text>= +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</number:currency-style>
    <number:currency-style style:name="N827">
      <style:text-properties fo:color="#ff0000"/>
      <number:text>= –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/m</number:text>
      <style:map style:condition="value()&gt;=0" style:apply-style-name="N827P0"/>
    </number:currency-style>
    <number:currency-style style:name="N828">
      <number:text>∑ 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number-style style:name="N829P0" style:volatile="true">
      <style:text-properties fo:color="#ff0000"/>
      <number:number number:decimal-places="1" number:min-decimal-places="1" number:min-integer-digits="1" number:grouping="true"/>
    </number:number-style>
    <number:number-style style:name="N829">
      <style:text-properties fo:color="#000000"/>
      <number:number number:decimal-places="1" number:min-decimal-places="1" number:min-integer-digits="1" number:grouping="true"/>
      <style:map style:condition="value()=7.4" style:apply-style-name="N829P0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8P0"/>
    </number:currency-style>
    <number:currency-style style:name="N10150P0" style:volatile="true" number:language="de" number:country="D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150" number:language="de" number:country="DE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150P0"/>
    </number:currency-style>
    <number:currency-style style:name="N10152P0" style:volatile="true" number:language="de" number:country="D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0152" number:language="de" number:country="DE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0152P0"/>
    </number:currency-style>
    <number:currency-style style:name="N10154P0" style:volatile="true" number:language="de" number:country="D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0154" number:language="de" number:country="DE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0154P0"/>
    </number:currency-style>
    <number:currency-style style:name="N10156P0" style:volatile="true" number:language="de" number:country="DE">
      <number:number number:decimal-places="6" number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0156" number:language="de" number:country="DE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0156P0"/>
    </number:currency-style>
    <number:currency-style style:name="N1015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5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58P0"/>
    </number:currency-style>
    <number:currency-style style:name="N1015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59" number:language="de" number:country="D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59P0"/>
    </number:currency-style>
    <number:currency-style style:name="N10161P0" style:volatile="true" number:language="de" number:country="D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0161" number:language="de" number:country="DE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0161P0"/>
    </number:currency-style>
    <number:currency-style style:name="N10163P0" style:volatile="true" number:language="de" number:country="D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163" number:language="de" number:country="DE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163P0"/>
    </number:currency-style>
    <number:currency-style style:name="N10165P0" style:volatile="true" number:language="de" number:country="D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6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65P0"/>
    </number:currency-style>
    <number:number-style style:name="N10167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67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67P0"/>
    </number:number-style>
    <number:number-style style:name="N10168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6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68P0"/>
    </number:number-style>
    <number:number-style style:name="N10170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70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70P0"/>
    </number:number-style>
    <number:number-style style:name="N10171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7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71P0"/>
    </number:number-style>
    <number:currency-style style:name="N10173P0" style:volatile="true" number:language="de" number:country="D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3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73P0"/>
    </number:currency-style>
    <number:currency-style style:name="N10175P0" style:volatile="true" number:language="de" number:country="DE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75" number:language="de" number:country="DE">
      <style:text-properties fo:color="#ff0000"/>
      <number:text>-</number:text>
      <number:currency-symbol number:language="en" number:country="US">$</number:currency-symbol>
      <number:text> </number:text>
      <number:number number:decimal-places="2" number:min-decimal-places="2" number:min-integer-digits="1" number:grouping="true"/>
      <style:map style:condition="value()&gt;=0" style:apply-style-name="N10175P0"/>
    </number:currency-style>
    <number:currency-style style:name="N10177P0" style:volatile="true" number:language="de" number:country="DE">
      <number:number number:decimal-places="7" number:min-decimal-places="7" number:min-integer-digits="1" number:grouping="true"/>
      <number:text> </number:text>
      <number:currency-symbol number:language="de" number:country="DE">€</number:currency-symbol>
    </number:currency-style>
    <number:currency-style style:name="N10177" number:language="de" number:country="DE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de" number:country="DE">€</number:currency-symbol>
      <style:map style:condition="value()&gt;=0" style:apply-style-name="N10177P0"/>
    </number:currency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fill-character> </number:fill-character>
      <number:text>-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ktueller_20_Monat_20_rechtsbündig" style:display-name="aktueller Monat rechtsbündig" style:family="table-cell" style:parent-style-name="aktueller_20_Monat_20_mittig">
      <style:table-cell-properties style:text-align-source="fix" style:repeat-content="false"/>
      <style:paragraph-properties fo:text-align="end"/>
    </style:style>
    <style:style style:name="aktueller_20_Monat_20_mittig" style:display-name="aktueller Monat mittig" style:family="table-cell" style:parent-style-name="Default">
      <style:table-cell-properties fo:background-color="#bee3d3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Frutiger Light Condensed" fo:font-family="'Frutiger Light Condensed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Helvetica Condensed" style:font-family-complex="'Helvetica Condensed'" style:font-family-generic-complex="swiss" style:font-size-complex="10pt" style:font-style-complex="normal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.00.0000</text:date>, <text:time style:data-style-name="N2" text:time-value="13:33:12.36151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3:19:11.418525200</meta:creation-date>
    <dc:date>2025-08-17T13:33:31.123028300</dc:date>
    <meta:editing-duration>PT2M32S</meta:editing-duration>
    <meta:editing-cycles>4</meta:editing-cycles>
    <meta:generator>LibreOffice/25.8.0.4$Windows_X86_64 LibreOffice_project/48f00303701489684e67c38c28aff00cd5929e67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 number:title="Benutzerdefiniert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6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3cm" svg:stroke-color="#81d41a"/>
    </style:style>
    <style:style style:name="ch10" style:family="chart" style:data-style-name="N129">
      <style:chart-properties chart:symbol-type="named-symbol" chart:symbol-name="arrow-down" chart:symbol-width="0.25cm" chart:symbol-height="0.25cm" chart:link-data-style-to-source="true" chart:mean-valu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width="0.2cm" svg:stroke-color="#800080"/>
    </style:style>
    <style:style style:name="ch12" style:family="chart">
      <style:graphic-properties svg:stroke-width="0.2cm" svg:stroke-color="#80008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2cm" svg:y="3.205cm" style:legend-expansion="high" chart:style-name="ch2"/>
        <chart:plot-area chart:style-name="ch3" svg:x="0.32cm" svg:y="0.18cm" svg:width="10.48cm" svg:height="8.64cm">
          <chart:coordinate-region svg:x="1.91cm" svg:y="0.379cm" svg:width="8.749cm" svg:height="6.72cm"/>
          <chart:axis chart:dimension="x" chart:name="primary-x" chart:style-name="ch4" chartooo:axis-type="auto">
            <chartooo:date-scale/>
            <chart:categories table:cell-range-address="Sheet1.B4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5" chart:class="chart:line">
            <chart:data-point chart:repeated="12"/>
          </chart:series>
          <chart:series chart:style-name="ch8" chart:values-cell-range-address="Sheet1.D4:Sheet1.D15" chart:class="chart:line">
            <chart:regression-curve chart:style-name="ch9"/>
            <chart:data-point chart:repeated="12"/>
          </chart:series>
          <chart:series chart:style-name="ch10" chart:values-cell-range-address="Sheet1.E4:Sheet1.E15" chart:class="chart:line">
            <chart:mean-value chart:style-name="ch11"/>
            <chart:regression-curve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Januar</text:p>
                <draw:g>
                  <svg:desc>Sheet1.B4:Sheet1.B15</svg:desc>
                </draw:g>
              </table:table-cell>
              <table:table-cell office:value-type="float" office:value="0">
                <text:p>0</text:p>
                <draw:g>
                  <svg:desc>Sheet1.C4:Sheet1.C15</svg:desc>
                </draw:g>
              </table:table-cell>
              <table:table-cell office:value-type="float" office:value="0">
                <text:p>0</text:p>
                <draw:g>
                  <svg:desc>Sheet1.D4:Sheet1.D15</svg:desc>
                </draw:g>
              </table:table-cell>
              <table:table-cell office:value-type="float" office:value="0">
                <text:p>0</text:p>
                <draw:g>
                  <svg:desc>Sheet1.E4:Sheet1.E15</svg:desc>
                </draw:g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1.1">
                <text:p>1.1</text:p>
              </table:table-cell>
              <table:table-cell office:value-type="float" office:value="1.95">
                <text:p>1.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37.74">
                <text:p>37.74</text:p>
              </table:table-cell>
              <table:table-cell office:value-type="float" office:value="5.26">
                <text:p>5.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.25">
                <text:p>34.25</text:p>
              </table:table-cell>
              <table:table-cell office:value-type="float" office:value="48.58">
                <text:p>48.58</text:p>
              </table:table-cell>
              <table:table-cell office:value-type="float" office:value="82.83">
                <text:p>82.83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1.72">
                <text:p>21.72</text:p>
              </table:table-cell>
              <table:table-cell office:value-type="float" office:value="0">
                <text:p>0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73.26">
                <text:p>73.26</text:p>
              </table:table-cell>
              <table:table-cell office:value-type="float" office:value="37.18">
                <text:p>37.18</text:p>
              </table:table-cell>
              <table:table-cell office:value-type="float" office:value="110.44">
                <text:p>110.4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9.95">
                <text:p>9.95</text:p>
              </table:table-cell>
              <table:table-cell office:value-type="float" office:value="105.03">
                <text:p>105.03</text:p>
              </table:table-cell>
              <table:table-cell office:value-type="float" office:value="114.98">
                <text:p>114.98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4.6">
                <text:p>4.6</text:p>
              </table:table-cell>
              <table:table-cell office:value-type="float" office:value="88.13">
                <text:p>88.13</text:p>
              </table:table-cell>
              <table:table-cell office:value-type="float" office:value="92.73">
                <text:p>92.73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81.25">
                <text:p>81.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223.68">
                <text:p>223.68</text:p>
              </table:table-cell>
              <table:table-cell office:value-type="float" office:value="88.83">
                <text:p>88.83</text:p>
              </table:table-cell>
              <table:table-cell office:value-type="float" office:value="312.51">
                <text:p>312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